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8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Features</text:p>
          </table:table-cell>
        </table:table-row>
        <table:table-row table:style-name="ro1">
          <table:table-cell office:value-type="string">
            <text:p>cat1.jpg</text:p>
          </table:table-cell>
          <table:table-cell office:value-type="string">
            <text:p>[“eyes”, “nose”, “whiskers”, “beige”, “ears”,”tail”,”mouth”]</text:p>
          </table:table-cell>
        </table:table-row>
        <table:table-row table:style-name="ro1">
          <table:table-cell office:value-type="string">
            <text:p>cat2.jpg</text:p>
          </table:table-cell>
          <table:table-cell office:value-type="string">
            <text:p>[“eyes”, “nose”, “whiskers”, “gray”, ”mouth”,”tongue”]</text:p>
          </table:table-cell>
        </table:table-row>
        <table:table-row table:style-name="ro1">
          <table:table-cell office:value-type="string">
            <text:p>cat3.jpg</text:p>
          </table:table-cell>
          <table:table-cell office:value-type="string">
            <text:p>[“eyes”, “nose”, “whiskers”, “legs”, “orange”, “ears”,”tail”,”mouth”]</text:p>
          </table:table-cell>
        </table:table-row>
        <table:table-row table:style-name="ro1">
          <table:table-cell office:value-type="string">
            <text:p>cat4.jpg</text:p>
          </table:table-cell>
          <table:table-cell office:value-type="string">
            <text:p>[“eyes”, “nose”, “whiskers”, “white”, “ears”,”mouth”]</text:p>
          </table:table-cell>
        </table:table-row>
        <table:table-row table:style-name="ro1">
          <table:table-cell office:value-type="string">
            <text:p>cat5.jpg</text:p>
          </table:table-cell>
          <table:table-cell office:value-type="string">
            <text:p>[“eyes”, “nose”, “whiskers”, “white”, “ears”,”mouth”]</text:p>
          </table:table-cell>
        </table:table-row>
        <table:table-row table:style-name="ro1">
          <table:table-cell office:value-type="string">
            <text:p>cat6.jpg</text:p>
          </table:table-cell>
          <table:table-cell office:value-type="string">
            <text:p>[“eyes”, “nose”, “whiskers”, “gray”, “ears”,”tongue”,”mouth”, “teeth”]</text:p>
          </table:table-cell>
        </table:table-row>
        <table:table-row table:style-name="ro1">
          <table:table-cell office:value-type="string">
            <text:p>cat7.jpg</text:p>
          </table:table-cell>
          <table:table-cell office:value-type="string">
            <text:p>[“eyes”, “nose”, “whiskers”, “gray”, “ears”,”mouth”]</text:p>
          </table:table-cell>
        </table:table-row>
        <table:table-row table:style-name="ro1">
          <table:table-cell office:value-type="string">
            <text:p>cat8.jpg</text:p>
          </table:table-cell>
          <table:table-cell office:value-type="string">
            <text:p>[“eyes”, “nose”, “whiskers”, “white”, “ears”,”legs”]</text:p>
          </table:table-cell>
        </table:table-row>
        <table:table-row table:style-name="ro1">
          <table:table-cell office:value-type="string">
            <text:p>cat9.jpg</text:p>
          </table:table-cell>
          <table:table-cell office:value-type="string">
            <text:p>[ “nose”, “whiskers”, “gray”, “ears”,”tongue”, “teeth”, ”mouth”]</text:p>
          </table:table-cell>
        </table:table-row>
        <table:table-row table:style-name="ro1">
          <table:table-cell office:value-type="string">
            <text:p>cat10.jpg</text:p>
          </table:table-cell>
          <table:table-cell office:value-type="string">
            <text:p>[ “nose”, “whiskers”, “white”, “ears”, ”mouth”, ”legs”, “tail”]</text:p>
          </table:table-cell>
        </table:table-row>
        <table:table-row table:style-name="ro1">
          <table:table-cell office:value-type="string">
            <text:p>cat11.jpg</text:p>
          </table:table-cell>
          <table:table-cell office:value-type="string">
            <text:p>[“eyes”, “nose”, “gray”, “ears”,”mouth”, ”legs”,”tail”]</text:p>
          </table:table-cell>
        </table:table-row>
        <table:table-row table:style-name="ro1">
          <table:table-cell office:value-type="string">
            <text:p>cat12.jpg</text:p>
          </table:table-cell>
          <table:table-cell office:value-type="string">
            <text:p>[“eyes”, “nose”, “whiskers”, “orange”, “ears”, ”mouth”, ”legs”]</text:p>
          </table:table-cell>
        </table:table-row>
        <table:table-row table:style-name="ro1">
          <table:table-cell office:value-type="string">
            <text:p>cat13.jpg</text:p>
          </table:table-cell>
          <table:table-cell office:value-type="string">
            <text:p>[“eye”, “nose”, “whiskers”, “orange”, “ears”, ”mouth”]</text:p>
          </table:table-cell>
        </table:table-row>
        <table:table-row table:style-name="ro1">
          <table:table-cell office:value-type="string">
            <text:p>cat14.jpg</text:p>
          </table:table-cell>
          <table:table-cell office:value-type="string">
            <text:p>[“eye”, “nose”, “gray”, “ears”, ”mouth”, ”legs”, “tail”]</text:p>
          </table:table-cell>
        </table:table-row>
        <table:table-row table:style-name="ro1">
          <table:table-cell office:value-type="string">
            <text:p>cat15.jpg</text:p>
          </table:table-cell>
          <table:table-cell office:value-type="string">
            <text:p>[“eyes”, “nose”, “whiskers”, “gray”, “ears”, <text:s/>”mouth”, ”legs”]</text:p>
          </table:table-cell>
        </table:table-row>
        <table:table-row table:style-name="ro1">
          <table:table-cell office:value-type="string">
            <text:p>cat16.jpg</text:p>
          </table:table-cell>
          <table:table-cell office:value-type="string">
            <text:p>[“eyes”, “nose”, “whiskers”, “orange”, “ears”, ”mouth”]</text:p>
          </table:table-cell>
        </table:table-row>
        <table:table-row table:style-name="ro1">
          <table:table-cell office:value-type="string">
            <text:p>cat17.jpg</text:p>
          </table:table-cell>
          <table:table-cell office:value-type="string">
            <text:p>[“eyes”, “nose”, “whiskers”, “beige”, “ears”, ”mouth”, “paw”]</text:p>
          </table:table-cell>
        </table:table-row>
        <table:table-row table:style-name="ro1">
          <table:table-cell office:value-type="string">
            <text:p>cat18.jpg</text:p>
          </table:table-cell>
          <table:table-cell office:value-type="string">
            <text:p>[“eyes”, “nose”, “whiskers”, “orange”, “ear”, ”mouth”, “legs”]</text:p>
          </table:table-cell>
        </table:table-row>
        <table:table-row table:style-name="ro1">
          <table:table-cell office:value-type="string">
            <text:p>cat19.jpg</text:p>
          </table:table-cell>
          <table:table-cell office:value-type="string">
            <text:p>[“eyes”, “nose”, “whiskers”, “white”, “ears”, ”mouth”, “legs”, “tail”]</text:p>
          </table:table-cell>
        </table:table-row>
        <table:table-row table:style-name="ro1">
          <table:table-cell office:value-type="string">
            <text:p>cat20.jpg</text:p>
          </table:table-cell>
          <table:table-cell office:value-type="string">
            <text:p>[“eyes”, “nose”, “whiskers”, “orange”, “ears”,”mouth”]</text:p>
          </table:table-cell>
        </table:table-row>
        <table:table-row table:style-name="ro1">
          <table:table-cell office:value-type="string">
            <text:p>cat21.jpg</text:p>
          </table:table-cell>
          <table:table-cell office:value-type="string">
            <text:p>[“eyes”, “nose”, “whiskers”, “yellow”, “ears”, ”mouth”]</text:p>
          </table:table-cell>
        </table:table-row>
        <table:table-row table:style-name="ro1">
          <table:table-cell office:value-type="string">
            <text:p>cat22.jpg</text:p>
          </table:table-cell>
          <table:table-cell office:value-type="string">
            <text:p>[“eyes”, “nose”, “whiskers”, “white”, “ears”, ”mouth”]</text:p>
          </table:table-cell>
        </table:table-row>
        <table:table-row table:style-name="ro1">
          <table:table-cell office:value-type="string">
            <text:p>cat23.jpg</text:p>
          </table:table-cell>
          <table:table-cell office:value-type="string">
            <text:p>[“eyes”, “nose”, “whiskers”, “gray”, ”mouth”, “paw”]</text:p>
          </table:table-cell>
        </table:table-row>
        <table:table-row table:style-name="ro1">
          <table:table-cell office:value-type="string">
            <text:p>cat24.jpg</text:p>
          </table:table-cell>
          <table:table-cell office:value-type="string">
            <text:p>[“eyes”, “nose”, “whiskers”, “gray”, “ears”, ”mouth”]</text:p>
          </table:table-cell>
        </table:table-row>
        <table:table-row table:style-name="ro1">
          <table:table-cell office:value-type="string">
            <text:p>cat25.jpg</text:p>
          </table:table-cell>
          <table:table-cell office:value-type="string">
            <text:p>[ “gray”, “tail”, “ears”]</text:p>
          </table:table-cell>
        </table:table-row>
        <table:table-row table:style-name="ro1">
          <table:table-cell office:value-type="string">
            <text:p>cat26.jpg</text:p>
          </table:table-cell>
          <table:table-cell office:value-type="string">
            <text:p>[“eyes”, “nose”, “whiskers”, “gray”, ”mouth”, “paw”, “tail”]</text:p>
          </table:table-cell>
        </table:table-row>
        <table:table-row table:style-name="ro1">
          <table:table-cell office:value-type="string">
            <text:p>cat27.jpg</text:p>
          </table:table-cell>
          <table:table-cell office:value-type="string">
            <text:p>[“eye”, “nose”, “black”, “ears”, ”tail”]</text:p>
          </table:table-cell>
        </table:table-row>
        <table:table-row table:style-name="ro1">
          <table:table-cell office:value-type="string">
            <text:p>cat28.jpg</text:p>
          </table:table-cell>
          <table:table-cell office:value-type="string">
            <text:p>[ “orange”, “whiskers”, “tail”, “ears”]</text:p>
          </table:table-cell>
        </table:table-row>
        <table:table-row table:style-name="ro1">
          <table:table-cell office:value-type="string">
            <text:p>cat29.jpg</text:p>
          </table:table-cell>
          <table:table-cell office:value-type="string">
            <text:p>[ “orange”, “ears”]</text:p>
          </table:table-cell>
        </table:table-row>
        <table:table-row table:style-name="ro1">
          <table:table-cell office:value-type="string">
            <text:p>cat30.jpg</text:p>
          </table:table-cell>
          <table:table-cell office:value-type="string">
            <text:p>[“eyes”, “nose”, “orange”, “whiskers”, “ears”,”mouth”]</text:p>
          </table:table-cell>
        </table:table-row>
        <table:table-row table:style-name="ro1">
          <table:table-cell office:value-type="string">
            <text:p>cat31.jpg</text:p>
          </table:table-cell>
          <table:table-cell office:value-type="string">
            <text:p>[“nose”, “orange”, “whiskers”, “ears”,”mouth”, ”legs”,”tail”]</text:p>
          </table:table-cell>
        </table:table-row>
        <table:table-row table:style-name="ro1">
          <table:table-cell office:value-type="string">
            <text:p>cat32.jpg</text:p>
          </table:table-cell>
          <table:table-cell office:value-type="string">
            <text:p>[“eyes”, “nose”, “gray”, “ears”,”mouth”, “teeth”, “tongue”, ”legs”,”tail”]</text:p>
          </table:table-cell>
        </table:table-row>
        <table:table-row table:style-name="ro1">
          <table:table-cell office:value-type="string">
            <text:p>cat33.jpg</text:p>
          </table:table-cell>
          <table:table-cell office:value-type="string">
            <text:p>[“eyes”, “nose”, “orange”, “ears”, ”legs”]</text:p>
          </table:table-cell>
        </table:table-row>
        <table:table-row table:style-name="ro1">
          <table:table-cell office:value-type="string">
            <text:p>cat34.jpg</text:p>
          </table:table-cell>
          <table:table-cell office:value-type="string">
            <text:p>[“eyes”, “nose”, “orange”, “whiskers”, “ears”, ”legs”,”tail”]</text:p>
          </table:table-cell>
        </table:table-row>
        <table:table-row table:style-name="ro1">
          <table:table-cell office:value-type="string">
            <text:p>cat35.jpg</text:p>
          </table:table-cell>
          <table:table-cell office:value-type="string">
            <text:p>[“eyes”, “nose”, “white”, “whiskers”, “ears”, “mouth”, ”legs”,”tail”]</text:p>
          </table:table-cell>
        </table:table-row>
        <table:table-row table:style-name="ro1">
          <table:table-cell office:value-type="string">
            <text:p>cat36.jpg</text:p>
          </table:table-cell>
          <table:table-cell office:value-type="string">
            <text:p>[“eyes”, “nose”, “white”, “ears”, “whiskers”, ”legs”,”tail”]</text:p>
          </table:table-cell>
        </table:table-row>
        <table:table-row table:style-name="ro1">
          <table:table-cell office:value-type="string">
            <text:p>cat37.jpg</text:p>
          </table:table-cell>
          <table:table-cell office:value-type="string">
            <text:p>[“eyes”, “nose”, “white”, “ears”,”mouth”, “whiskers”, “tongue”, ”legs”,”tail”]</text:p>
          </table:table-cell>
        </table:table-row>
        <table:table-row table:style-name="ro1">
          <table:table-cell office:value-type="string">
            <text:p>cat38.jpg</text:p>
          </table:table-cell>
          <table:table-cell office:value-type="string">
            <text:p>[“nose”, “gray”, “ears”,”mouth”, “whiskers”]</text:p>
          </table:table-cell>
        </table:table-row>
        <table:table-row table:style-name="ro1">
          <table:table-cell office:value-type="string">
            <text:p>cat39.jpg</text:p>
          </table:table-cell>
          <table:table-cell office:value-type="string">
            <text:p>[“eyes”, “nose”, “beige”, “ears”,”whiskers”, ”legs”,”tail”]</text:p>
          </table:table-cell>
        </table:table-row>
        <table:table-row table:style-name="ro1">
          <table:table-cell office:value-type="string">
            <text:p>cat40.jpg</text:p>
          </table:table-cell>
          <table:table-cell office:value-type="string">
            <text:p>[“eyes”, “nose”, “black”, “ears”,”whiskers”, ”legs”,”tail”]</text:p>
          </table:table-cell>
        </table:table-row>
        <table:table-row table:style-name="ro1">
          <table:table-cell office:value-type="string">
            <text:p>cat41.jpg</text:p>
          </table:table-cell>
          <table:table-cell office:value-type="string">
            <text:p>[“eyes”, “nose”, “white”, “ears”, “mouth”, ”whiskers”, ”legs”]</text:p>
          </table:table-cell>
        </table:table-row>
        <table:table-row table:style-name="ro1">
          <table:table-cell office:value-type="string">
            <text:p>cat42.jpg</text:p>
          </table:table-cell>
          <table:table-cell office:value-type="string">
            <text:p>[“eyes”, “nose”, “white”, “ears”, “mouth”,”whiskers”, ”legs”]</text:p>
          </table:table-cell>
        </table:table-row>
        <table:table-row table:style-name="ro1">
          <table:table-cell office:value-type="string">
            <text:p>cat43.jpg</text:p>
          </table:table-cell>
          <table:table-cell office:value-type="string">
            <text:p>[“eyes”, “nose”, “black”, “ears”, “mouth”, ”whiskers”, ”legs”,”tail”]</text:p>
          </table:table-cell>
        </table:table-row>
        <table:table-row table:style-name="ro1">
          <table:table-cell office:value-type="string">
            <text:p>cat44.jpg</text:p>
          </table:table-cell>
          <table:table-cell office:value-type="string">
            <text:p>[“eyes”, “nose”, “white”, “ears”, “mouth”, ”whiskers”]</text:p>
          </table:table-cell>
        </table:table-row>
        <table:table-row table:style-name="ro1">
          <table:table-cell office:value-type="string">
            <text:p>cat45.jpg</text:p>
          </table:table-cell>
          <table:table-cell office:value-type="string">
            <text:p>[“eyes”, “nose”, “beige”, “ears”,”mouth”,”whiskers”, ”paw”]</text:p>
          </table:table-cell>
        </table:table-row>
        <table:table-row table:style-name="ro1">
          <table:table-cell office:value-type="string">
            <text:p>cat46.jpg</text:p>
          </table:table-cell>
          <table:table-cell office:value-type="string">
            <text:p>[“eyes”, “nose”, “white”, “ears”, ”legs”]</text:p>
          </table:table-cell>
        </table:table-row>
        <table:table-row table:style-name="ro1">
          <table:table-cell office:value-type="string">
            <text:p>cat47.jpg</text:p>
          </table:table-cell>
          <table:table-cell office:value-type="string">
            <text:p>[“eyes”, “nose”, “black”, “ears”,”mouth”,”whiskers”, ”tail”]</text:p>
          </table:table-cell>
        </table:table-row>
        <table:table-row table:style-name="ro1">
          <table:table-cell office:value-type="string">
            <text:p>cat48.jpg</text:p>
          </table:table-cell>
          <table:table-cell office:value-type="string">
            <text:p>[“grey”, “ears”]</text:p>
          </table:table-cell>
        </table:table-row>
        <table:table-row table:style-name="ro1">
          <table:table-cell office:value-type="string">
            <text:p>cat49.jpg</text:p>
          </table:table-cell>
          <table:table-cell office:value-type="string">
            <text:p>[“eyes”, “nose”, “beige”, “spots”, “ears”,”mouth”, ”legs”]</text:p>
          </table:table-cell>
        </table:table-row>
        <table:table-row table:style-name="ro1">
          <table:table-cell office:value-type="string">
            <text:p>cat50.jpg</text:p>
          </table:table-cell>
          <table:table-cell office:value-type="string">
            <text:p>[ “black”, <text:s/>“ears”,”mouth”,”whiskers”, ”legs”, “tail”]</text:p>
          </table:table-cell>
        </table:table-row>
        <table:table-row table:style-name="ro1">
          <table:table-cell office:value-type="string">
            <text:p>cat51.jpg</text:p>
          </table:table-cell>
          <table:table-cell office:value-type="string">
            <text:p>[“eyes”, “nose”, “grey”, “ears”,”mouth”,”whiskers”]</text:p>
          </table:table-cell>
        </table:table-row>
        <table:table-row table:style-name="ro1">
          <table:table-cell office:value-type="string">
            <text:p>cat52.jpg</text:p>
          </table:table-cell>
          <table:table-cell office:value-type="string">
            <text:p>[ “eyes”, “nose”, “beige”, “ears”,”mouth”,”toungue”, ”legs”, “tail”]</text:p>
          </table:table-cell>
        </table:table-row>
        <table:table-row table:style-name="ro1">
          <table:table-cell office:value-type="string">
            <text:p>cat53.jpg</text:p>
          </table:table-cell>
          <table:table-cell office:value-type="string">
            <text:p>[ “eyes”, “nose”, “grey, “ears”,”mouth”,”whiskers”, “tongue”, “teeth”, ”legs”, “tail”]</text:p>
          </table:table-cell>
        </table:table-row>
        <table:table-row table:style-name="ro1">
          <table:table-cell office:value-type="string">
            <text:p>cat54.jpg</text:p>
          </table:table-cell>
          <table:table-cell office:value-type="string">
            <text:p>[ “”eyes”,”nose”, black”, “ears”,”whiskers”]</text:p>
          </table:table-cell>
        </table:table-row>
        <table:table-row table:style-name="ro1">
          <table:table-cell office:value-type="string">
            <text:p>cat55.jpg</text:p>
          </table:table-cell>
          <table:table-cell office:value-type="string">
            <text:p>[ “eyes”, “nose”, “orange”, “ears”,”whiskers”, ”legs”]</text:p>
          </table:table-cell>
        </table:table-row>
        <table:table-row table:style-name="ro1">
          <table:table-cell office:value-type="string">
            <text:p>cat56.jpg</text:p>
          </table:table-cell>
          <table:table-cell office:value-type="string">
            <text:p>[ “eyes”, “nose”, “grey”, ”mouth”,”whiskers”, ”paw”]</text:p>
          </table:table-cell>
        </table:table-row>
        <table:table-row table:style-name="ro1">
          <table:table-cell office:value-type="string">
            <text:p>cat57.jpg</text:p>
          </table:table-cell>
          <table:table-cell office:value-type="string">
            <text:p>[ “eyes”, “nose”, “grey”, “ears”,”mouth”,”whiskers”, ”paw”]</text:p>
          </table:table-cell>
        </table:table-row>
        <table:table-row table:style-name="ro1">
          <table:table-cell office:value-type="string">
            <text:p>cat58.jpg</text:p>
          </table:table-cell>
          <table:table-cell office:value-type="string">
            <text:p>[ “eyes”, “grey”, “ears”, ”legs”, “tail”]</text:p>
          </table:table-cell>
        </table:table-row>
        <table:table-row table:style-name="ro1">
          <table:table-cell office:value-type="string">
            <text:p>cat59.jpg</text:p>
          </table:table-cell>
          <table:table-cell office:value-type="string">
            <text:p>[“eyes”, “grey”, “nose”, “ears”,”mouth”,”whiskers”, ”legs”, “tail”]</text:p>
          </table:table-cell>
        </table:table-row>
        <table:table-row table:style-name="ro1">
          <table:table-cell office:value-type="string">
            <text:p>cat60.jpg</text:p>
          </table:table-cell>
          <table:table-cell office:value-type="string">
            <text:p>[“eyes”, “grey”, “nose”, “ears”,”mouth”,”whiskers”, ”legs”, “tail”]</text:p>
          </table:table-cell>
        </table:table-row>
        <table:table-row table:style-name="ro1">
          <table:table-cell office:value-type="string">
            <text:p>cat61.jpg</text:p>
          </table:table-cell>
          <table:table-cell office:value-type="string">
            <text:p>[“eyes”, “nose”, “grey”, <text:s/>“ears”,”mouth”, ”legs”]</text:p>
          </table:table-cell>
        </table:table-row>
        <table:table-row table:style-name="ro1">
          <table:table-cell office:value-type="string">
            <text:p>cat62.jpg</text:p>
          </table:table-cell>
          <table:table-cell office:value-type="string">
            <text:p>[“eyes”, “nose”, “orange”, <text:s/>“ears”,”mouth”,”whiskers”, ”paw”]</text:p>
          </table:table-cell>
        </table:table-row>
        <table:table-row table:style-name="ro1">
          <table:table-cell office:value-type="string">
            <text:p>cat63.jpg</text:p>
          </table:table-cell>
          <table:table-cell office:value-type="string">
            <text:p>[“eyes”, “nose”, “orange”, “ears”,”mouth”,”whiskers”, ”legs”]</text:p>
          </table:table-cell>
        </table:table-row>
        <table:table-row table:style-name="ro1">
          <table:table-cell office:value-type="string">
            <text:p>cat64.jpg</text:p>
          </table:table-cell>
          <table:table-cell office:value-type="string">
            <text:p>[“eyes”, “nose”, “grey”, <text:s/>“ears”, ”legs”, “tail”]</text:p>
          </table:table-cell>
        </table:table-row>
        <table:table-row table:style-name="ro1">
          <table:table-cell office:value-type="string">
            <text:p>cat65.jpg</text:p>
          </table:table-cell>
          <table:table-cell office:value-type="string">
            <text:p>[“eyes”, “nose”, <text:s/>“black”,”mouth”,”whiskers”, ”legs”]</text:p>
          </table:table-cell>
        </table:table-row>
        <table:table-row table:style-name="ro1">
          <table:table-cell office:value-type="string">
            <text:p>cat66.jpg</text:p>
          </table:table-cell>
          <table:table-cell office:value-type="string">
            <text:p>[“eyes”, “nose”, <text:s/>“white”, <text:s/>“ears”,”mouth”,”whiskers”, ”paw”, “tongue”]</text:p>
          </table:table-cell>
        </table:table-row>
        <table:table-row table:style-name="ro1">
          <table:table-cell office:value-type="string">
            <text:p>cat67.jpg</text:p>
          </table:table-cell>
          <table:table-cell office:value-type="string">
            <text:p>[“eyes”, “nose”, <text:s/>“grey”, ”whiskers”, ”legs”]</text:p>
          </table:table-cell>
        </table:table-row>
        <table:table-row table:style-name="ro1">
          <table:table-cell office:value-type="string">
            <text:p>cat68.jpg</text:p>
          </table:table-cell>
          <table:table-cell office:value-type="string">
            <text:p>[“eyes”, “nose”, <text:s/>“black”,”whiskers”, ”legs”]</text:p>
          </table:table-cell>
        </table:table-row>
        <table:table-row table:style-name="ro1">
          <table:table-cell office:value-type="string">
            <text:p>cat69.jpg</text:p>
          </table:table-cell>
          <table:table-cell office:value-type="string">
            <text:p>[“eyes”, “nose”, <text:s/>“grey”, <text:s/>“ear”,”mouth”,”whiskers”]</text:p>
          </table:table-cell>
        </table:table-row>
        <table:table-row table:style-name="ro1">
          <table:table-cell office:value-type="string">
            <text:p>cat70.jpg</text:p>
          </table:table-cell>
          <table:table-cell office:value-type="string">
            <text:p>[“eyes”, “nose”, “grey”,”mouth”,”whiskers”, ”legs”]</text:p>
          </table:table-cell>
        </table:table-row>
        <table:table-row table:style-name="ro1">
          <table:table-cell office:value-type="string">
            <text:p>cat71.jpg</text:p>
          </table:table-cell>
          <table:table-cell office:value-type="string">
            <text:p>[“eyes”, “nose”, “grey”, <text:s/>“ears”,”whiskers”]</text:p>
          </table:table-cell>
        </table:table-row>
        <table:table-row table:style-name="ro1">
          <table:table-cell office:value-type="string">
            <text:p>cat72.jpg</text:p>
          </table:table-cell>
          <table:table-cell office:value-type="string">
            <text:p>[“eyes”, “nose”, <text:s/>“grey”, <text:s/>“ear”, ”mouth”,”whiskers”]</text:p>
          </table:table-cell>
        </table:table-row>
        <table:table-row table:style-name="ro1">
          <table:table-cell office:value-type="string">
            <text:p>cat73.jpg</text:p>
          </table:table-cell>
          <table:table-cell office:value-type="string">
            <text:p>[“eyes”, “nose”, <text:s/>“grey”, <text:s/>“ears”,”mouth”,”whiskers”, ”legs”]</text:p>
          </table:table-cell>
        </table:table-row>
        <table:table-row table:style-name="ro1">
          <table:table-cell office:value-type="string">
            <text:p>cat74.jpg</text:p>
          </table:table-cell>
          <table:table-cell office:value-type="string">
            <text:p>[ “eyes”, “nose”, “beige”, “ears”, ”legs”, “tail”]</text:p>
          </table:table-cell>
        </table:table-row>
        <table:table-row table:style-name="ro1">
          <table:table-cell office:value-type="string">
            <text:p>cat75.jpg</text:p>
          </table:table-cell>
          <table:table-cell office:value-type="string">
            <text:p>[“eyes”, “nose”, “orange”, <text:s/>“ears”,”mouth”,”whiskers”, ”legs”]</text:p>
          </table:table-cell>
        </table:table-row>
        <table:table-row table:style-name="ro1">
          <table:table-cell office:value-type="string">
            <text:p>cat76.jpg</text:p>
          </table:table-cell>
          <table:table-cell office:value-type="string">
            <text:p>[“eyes”, “nose”, <text:s/>“orange”, <text:s/>“ears”,”mouth”,”whiskers”, ”paw”]</text:p>
          </table:table-cell>
        </table:table-row>
        <table:table-row table:style-name="ro1">
          <table:table-cell office:value-type="string">
            <text:p>cat77.jpg</text:p>
          </table:table-cell>
          <table:table-cell office:value-type="string">
            <text:p>[“eyes”, “nose”, “orange”, <text:s/>“ears”,”mouth”, ”legs”, “tail”]</text:p>
          </table:table-cell>
        </table:table-row>
        <table:table-row table:style-name="ro1">
          <table:table-cell office:value-type="string">
            <text:p>cat78.jpg</text:p>
          </table:table-cell>
          <table:table-cell office:value-type="string">
            <text:p>[“eyes”, “nose”, <text:s/>“grey”, <text:s/>“ears”,”mouth”,”whiskers”, ”legs”, “tail”]</text:p>
          </table:table-cell>
        </table:table-row>
        <table:table-row table:style-name="ro1">
          <table:table-cell office:value-type="string">
            <text:p>cat79.jpg</text:p>
          </table:table-cell>
          <table:table-cell office:value-type="string">
            <text:p>[“eyes”, “nose”, “grey”, <text:s/>“ears”,”mouth”, ”legs”, “tail”]</text:p>
          </table:table-cell>
        </table:table-row>
        <table:table-row table:style-name="ro1">
          <table:table-cell office:value-type="string">
            <text:p>cat80.jpg</text:p>
          </table:table-cell>
          <table:table-cell office:value-type="string">
            <text:p>[“eyes”, “nose”, “grey”, <text:s/>“ears”,”mouth”,”whiskers”]</text:p>
          </table:table-cell>
        </table:table-row>
        <table:table-row table:style-name="ro1">
          <table:table-cell office:value-type="string">
            <text:p>cat81.jpg</text:p>
          </table:table-cell>
          <table:table-cell office:value-type="string">
            <text:p>[“eyes”, “nose”, “white”, <text:s/>“ears”,”mouth” ”legs”]</text:p>
          </table:table-cell>
        </table:table-row>
        <table:table-row table:style-name="ro1">
          <table:table-cell office:value-type="string">
            <text:p>cat82.jpg</text:p>
          </table:table-cell>
          <table:table-cell office:value-type="string">
            <text:p>[“eyes”, “nose”, “grey”, <text:s/>“ears”, ”mouth”,”whiskers”, ”legs”, “tail”]</text:p>
          </table:table-cell>
        </table:table-row>
        <table:table-row table:style-name="ro1">
          <table:table-cell office:value-type="string">
            <text:p>cat83.jpg</text:p>
          </table:table-cell>
          <table:table-cell office:value-type="string">
            <text:p>[“eyes”, “nose”, “orange”, <text:s/>“ear”,”whiskers”, ”legs”, “tail”]</text:p>
          </table:table-cell>
        </table:table-row>
        <table:table-row table:style-name="ro1">
          <table:table-cell office:value-type="string">
            <text:p>cat84.jpg</text:p>
          </table:table-cell>
          <table:table-cell office:value-type="string">
            <text:p>[“eyes”, “nose”, “grey”, “ears”,”mouth”,”whiskers”]</text:p>
          </table:table-cell>
        </table:table-row>
        <table:table-row table:style-name="ro1">
          <table:table-cell office:value-type="string">
            <text:p>cat85.jpg</text:p>
          </table:table-cell>
          <table:table-cell office:value-type="string">
            <text:p>[“eyes”, “nose”, <text:s/>“black”, <text:s/>“ears”,”mouth”,”whiskers”]</text:p>
          </table:table-cell>
        </table:table-row>
        <table:table-row table:style-name="ro1">
          <table:table-cell office:value-type="string">
            <text:p>cat86.jpg</text:p>
          </table:table-cell>
          <table:table-cell office:value-type="string">
            <text:p>[“eyes”, “nose”, “grey”, <text:s/>“ears”,”mouth”, “teeth”]</text:p>
          </table:table-cell>
        </table:table-row>
        <table:table-row table:style-name="ro1">
          <table:table-cell office:value-type="string">
            <text:p>cat87.jpg</text:p>
          </table:table-cell>
          <table:table-cell office:value-type="string">
            <text:p>[ “black”, <text:s/>“ears”,”mouth”,”whiskers”, ”legs”]</text:p>
          </table:table-cell>
        </table:table-row>
        <table:table-row table:style-name="ro1">
          <table:table-cell office:value-type="string">
            <text:p>cat88.jpg</text:p>
          </table:table-cell>
          <table:table-cell office:value-type="string">
            <text:p>[“eye”, “nose”, <text:s/>“grey”, <text:s/>“ears”,”mouth”,”whiskers”]</text:p>
          </table:table-cell>
        </table:table-row>
        <table:table-row table:style-name="ro1">
          <table:table-cell office:value-type="string">
            <text:p>cat89.jpg</text:p>
          </table:table-cell>
          <table:table-cell office:value-type="string">
            <text:p>[“eyes”, “nose”, “black”]</text:p>
          </table:table-cell>
        </table:table-row>
        <table:table-row table:style-name="ro1">
          <table:table-cell office:value-type="string">
            <text:p>cat90.jpg</text:p>
          </table:table-cell>
          <table:table-cell office:value-type="string">
            <text:p>[“eyes”, “nose”, “orange”, <text:s/>“ears”,”mouth”,”whiskers”, “tail”]</text:p>
          </table:table-cell>
        </table:table-row>
        <table:table-row table:style-name="ro1">
          <table:table-cell office:value-type="string">
            <text:p>cat91.jpg</text:p>
          </table:table-cell>
          <table:table-cell office:value-type="string">
            <text:p>[“eyes”, “nose”, “black”, <text:s/>“ears”,”mouth”,”whiskers”, ”legs”]</text:p>
          </table:table-cell>
        </table:table-row>
        <table:table-row table:style-name="ro1">
          <table:table-cell office:value-type="string">
            <text:p>cat92.jpg</text:p>
          </table:table-cell>
          <table:table-cell office:value-type="string">
            <text:p>[“eye”, “nose”, “orange”, “ear”,”mouth”,”whiskers”]</text:p>
          </table:table-cell>
        </table:table-row>
        <table:table-row table:style-name="ro1">
          <table:table-cell office:value-type="string">
            <text:p>cat93.jpg</text:p>
          </table:table-cell>
          <table:table-cell office:value-type="string">
            <text:p>[“eyes”, “nose”, “white”, “ears”,”mouth”, “teeth”, “tongue”, ”whiskers”]</text:p>
          </table:table-cell>
        </table:table-row>
        <table:table-row table:style-name="ro1">
          <table:table-cell office:value-type="string">
            <text:p>cat94.jpg</text:p>
          </table:table-cell>
          <table:table-cell office:value-type="string">
            <text:p>[“eyes”, “nose”, “white”, “ears”, ”paw”]</text:p>
          </table:table-cell>
        </table:table-row>
        <table:table-row table:style-name="ro1">
          <table:table-cell office:value-type="string">
            <text:p>cat95.jpg</text:p>
          </table:table-cell>
          <table:table-cell office:value-type="string">
            <text:p>[ “eyes”, “nose”, “grey”, “ears”,”mouth”, ”legs”, “tail”]</text:p>
          </table:table-cell>
        </table:table-row>
        <table:table-row table:style-name="ro1">
          <table:table-cell office:value-type="string">
            <text:p>cat96.jpg</text:p>
          </table:table-cell>
          <table:table-cell office:value-type="string">
            <text:p>[ “eyes”, “white”, <text:s/>“ears”,”mouth”,”whiskers”]</text:p>
          </table:table-cell>
        </table:table-row>
        <table:table-row table:style-name="ro1">
          <table:table-cell office:value-type="string">
            <text:p>cat97.jpg</text:p>
          </table:table-cell>
          <table:table-cell office:value-type="string">
            <text:p>[“eyes”, “nose”, <text:s/>“grey”, “ears”,”mouth”,”whiskers”, ”legs”]</text:p>
          </table:table-cell>
        </table:table-row>
        <table:table-row table:style-name="ro1">
          <table:table-cell office:value-type="string">
            <text:p>cat98.jpg</text:p>
          </table:table-cell>
          <table:table-cell office:value-type="string">
            <text:p>[“eyes”, “nose”, <text:s/>“beige”, “ears”,”mouth”,”whiskers”, ”legs”, “tail”]</text:p>
          </table:table-cell>
        </table:table-row>
        <table:table-row table:style-name="ro1">
          <table:table-cell office:value-type="string">
            <text:p>cat99.jpg</text:p>
          </table:table-cell>
          <table:table-cell office:value-type="string">
            <text:p>[“eyes”, “nose”, “orange”, “ears”,”mouth”,”whiskers”]</text:p>
          </table:table-cell>
        </table:table-row>
        <table:table-row table:style-name="ro1">
          <table:table-cell office:value-type="string">
            <text:p>cat100.jpg</text:p>
          </table:table-cell>
          <table:table-cell office:value-type="string">
            <text:p>[“eyes”, “nose”, “orange”, “ears”,”mouth”, ”legs”, “tail”]</text:p>
          </table:table-cell>
        </table:table-row>
        <table:table-row table:style-name="ro1">
          <table:table-cell office:value-type="string">
            <text:p>dog1.jpg</text:p>
          </table:table-cell>
          <table:table-cell office:value-type="string">
            <text:p>[“eyes”, “nose”, “whiskers”, “white”, “ears”, “mouth”, “tongue”]</text:p>
          </table:table-cell>
        </table:table-row>
        <table:table-row table:style-name="ro1">
          <table:table-cell office:value-type="string">
            <text:p>dog2.jpg</text:p>
          </table:table-cell>
          <table:table-cell office:value-type="string">
            <text:p>[“eyes”, “nose”, “whiskers”, “beige”, “ear”]</text:p>
          </table:table-cell>
        </table:table-row>
        <table:table-row table:style-name="ro1">
          <table:table-cell office:value-type="string">
            <text:p>dog3.jpg</text:p>
          </table:table-cell>
          <table:table-cell office:value-type="string">
            <text:p>[ “eyes“, “”nose”, white”, <text:s/>“ears”, ”mouth”,”teeth”, ”legs”]</text:p>
          </table:table-cell>
        </table:table-row>
        <table:table-row table:style-name="ro1">
          <table:table-cell office:value-type="string">
            <text:p>dog4.jpg</text:p>
          </table:table-cell>
          <table:table-cell office:value-type="string">
            <text:p>[ “eyes”, “nose”, ““beige”, <text:s/>“ears”,”mouth”,”whiskers”]</text:p>
          </table:table-cell>
        </table:table-row>
        <table:table-row table:style-name="ro1">
          <table:table-cell office:value-type="string">
            <text:p>dog5.jpg</text:p>
          </table:table-cell>
          <table:table-cell office:value-type="string">
            <text:p>[“eyes“, “nose”, beige”, <text:s/>“ears”, ”mouth”, “tongue”]</text:p>
          </table:table-cell>
        </table:table-row>
        <table:table-row table:style-name="ro1">
          <table:table-cell office:value-type="string">
            <text:p>dog6.jpg</text:p>
          </table:table-cell>
          <table:table-cell office:value-type="string">
            <text:p>[“eye”, “nose”, “beige”, <text:s/>“ear”,”mouth”, ”legs”, “tail”]</text:p>
          </table:table-cell>
        </table:table-row>
        <table:table-row table:style-name="ro1">
          <table:table-cell office:value-type="string">
            <text:p>dog7.jpg</text:p>
          </table:table-cell>
          <table:table-cell office:value-type="string">
            <text:p>[ “eyes”, “nose”, “grey”, <text:s/>“ears”, ”mouth”, ”whiskers”, “tongue”, “teeth”]</text:p>
          </table:table-cell>
        </table:table-row>
        <table:table-row table:style-name="ro1">
          <table:table-cell office:value-type="string">
            <text:p>dog8.jpg</text:p>
          </table:table-cell>
          <table:table-cell office:value-type="string">
            <text:p>[ “eyes”, “nose”, “black”, “ears”, ”mouth”,”tongue”, “teeth”, ”paw”]</text:p>
          </table:table-cell>
        </table:table-row>
        <table:table-row table:style-name="ro1">
          <table:table-cell office:value-type="string">
            <text:p>dog9.jpg</text:p>
          </table:table-cell>
          <table:table-cell office:value-type="string">
            <text:p>[“eyes”, “nose”, “golden”, <text:s/>“ears”,”mouth”,”teeth”, “tongue”]</text:p>
          </table:table-cell>
        </table:table-row>
        <table:table-row table:style-name="ro1">
          <table:table-cell office:value-type="string">
            <text:p>dog10.jpg</text:p>
          </table:table-cell>
          <table:table-cell office:value-type="string">
            <text:p>[“eyes”, “nose”, <text:s/>“black”, “ears”, ”mouth”,”whiskers”, “teeth”, “tongue”]</text:p>
          </table:table-cell>
        </table:table-row>
        <table:table-row table:style-name="ro1">
          <table:table-cell office:value-type="string">
            <text:p>dog11.jpg</text:p>
          </table:table-cell>
          <table:table-cell office:value-type="string">
            <text:p>[ “eyes”, “nose”, “golden”, ”mouth”,”teeth”]</text:p>
          </table:table-cell>
        </table:table-row>
        <table:table-row table:style-name="ro1">
          <table:table-cell office:value-type="string">
            <text:p>dog12.jpg</text:p>
          </table:table-cell>
          <table:table-cell office:value-type="string">
            <text:p>[“eyes”, “nose”, “beige”, <text:s/>“ears”,”mouth”, ”tongue”, ”legs”]</text:p>
          </table:table-cell>
        </table:table-row>
        <table:table-row table:style-name="ro1">
          <table:table-cell office:value-type="string">
            <text:p>dog13.jpg</text:p>
          </table:table-cell>
          <table:table-cell office:value-type="string">
            <text:p>[“eyes”, “nose”, <text:s/>“black”, “ears”, ”mouth”,”whiskers”]</text:p>
          </table:table-cell>
        </table:table-row>
        <table:table-row table:style-name="ro1">
          <table:table-cell office:value-type="string">
            <text:p>dog14.jpg</text:p>
          </table:table-cell>
          <table:table-cell office:value-type="string">
            <text:p>[“eyes”, “nose”, “beige”, <text:s/>“ear”, ”mouth”,”tongue”]</text:p>
          </table:table-cell>
        </table:table-row>
        <table:table-row table:style-name="ro1">
          <table:table-cell office:value-type="string">
            <text:p>dog15.jpg</text:p>
          </table:table-cell>
          <table:table-cell office:value-type="string">
            <text:p>[“eyes”, “nose”, “beige”, <text:s/>“ears”,”mouth”,”teeth”, “tongue”, “tail”]</text:p>
          </table:table-cell>
        </table:table-row>
        <table:table-row table:style-name="ro1">
          <table:table-cell office:value-type="string">
            <text:p>dog16.jpg</text:p>
          </table:table-cell>
          <table:table-cell office:value-type="string">
            <text:p>[“eyes”, “nose”, “golden”, <text:s/>“ears”,”mouth”,”whiskers”, ”tongue”, “tail”]</text:p>
          </table:table-cell>
        </table:table-row>
        <table:table-row table:style-name="ro1">
          <table:table-cell office:value-type="string">
            <text:p>dog17.jpg</text:p>
          </table:table-cell>
          <table:table-cell office:value-type="string">
            <text:p>[“eyes”, “nose”, <text:s/>“white”, <text:s/>“ears”,”mouth”,”whiskers”, “teeth”, “tongue”]</text:p>
          </table:table-cell>
        </table:table-row>
        <table:table-row table:style-name="ro1">
          <table:table-cell office:value-type="string">
            <text:p>dog18.jpg</text:p>
          </table:table-cell>
          <table:table-cell office:value-type="string">
            <text:p>[“eyes”, “nose”, “black”, “ears”,”mouth”, ”legs”, “tail”]</text:p>
          </table:table-cell>
        </table:table-row>
        <table:table-row table:style-name="ro1">
          <table:table-cell office:value-type="string">
            <text:p>dog19.jpg</text:p>
          </table:table-cell>
          <table:table-cell office:value-type="string">
            <text:p>[“eyes”, “nose”, “golden”, “ears”,”mouth”,”whiskers”, “teeth”]</text:p>
          </table:table-cell>
        </table:table-row>
        <table:table-row table:style-name="ro1">
          <table:table-cell office:value-type="string">
            <text:p>dog20.jpg</text:p>
          </table:table-cell>
          <table:table-cell office:value-type="string">
            <text:p>[“eyes”, “nose”, “white”, “ears”,”mouth”,”whiskers”]</text:p>
          </table:table-cell>
        </table:table-row>
        <table:table-row table:style-name="ro1">
          <table:table-cell office:value-type="string">
            <text:p>dog21.jpg</text:p>
          </table:table-cell>
          <table:table-cell office:value-type="string">
            <text:p>[“eyes”, “nose”, “orange”, “ears”,”mouth”,”whiskers”, ”tongue”]</text:p>
          </table:table-cell>
        </table:table-row>
        <table:table-row table:style-name="ro1">
          <table:table-cell office:value-type="string">
            <text:p>dog22.jpg</text:p>
          </table:table-cell>
          <table:table-cell office:value-type="string">
            <text:p>[“eyes”, “nose”, “black”, “ears”, ”mouth”, ”whiskers”, “tongue”, “teeth”]</text:p>
          </table:table-cell>
        </table:table-row>
        <table:table-row table:style-name="ro1">
          <table:table-cell office:value-type="string">
            <text:p>dog23.jpg</text:p>
          </table:table-cell>
          <table:table-cell office:value-type="string">
            <text:p>[“eyes”, “nose”, “brown”, “ears”,”mouth”,”tongue”]</text:p>
          </table:table-cell>
        </table:table-row>
        <table:table-row table:style-name="ro1">
          <table:table-cell office:value-type="string">
            <text:p>dog24.jpg</text:p>
          </table:table-cell>
          <table:table-cell office:value-type="string">
            <text:p>[“eye“, “nose”, beige”, “ear”,”mouth”,”whiskers”, ”teeth”]</text:p>
          </table:table-cell>
        </table:table-row>
        <table:table-row table:style-name="ro1">
          <table:table-cell office:value-type="string">
            <text:p>dog25.jpg</text:p>
          </table:table-cell>
          <table:table-cell office:value-type="string">
            <text:p>[“eyes”, “nose”, “brown”, “ears”,”mouth”,”tongue”]</text:p>
          </table:table-cell>
        </table:table-row>
        <table:table-row table:style-name="ro1">
          <table:table-cell office:value-type="string">
            <text:p>dog26.jpg</text:p>
          </table:table-cell>
          <table:table-cell office:value-type="string">
            <text:p>[“eye”, “nose”, “white”, “ear”,”mouth”, ”legs”, “tail”]</text:p>
          </table:table-cell>
        </table:table-row>
        <table:table-row table:style-name="ro1">
          <table:table-cell office:value-type="string">
            <text:p>dog27.jpg</text:p>
          </table:table-cell>
          <table:table-cell office:value-type="string">
            <text:p>[“eyes”, “nose”, “orange”, “ear”, ”mouth”, ”teeth”, “tongue”, ”legs”, “tail”]</text:p>
          </table:table-cell>
        </table:table-row>
        <table:table-row table:style-name="ro1">
          <table:table-cell office:value-type="string">
            <text:p>dog28.jpg</text:p>
          </table:table-cell>
          <table:table-cell office:value-type="string">
            <text:p>[“eyes”, “nose”, <text:s/>“brown”, <text:s/>“ear”, ”mouth”, ”legs”, “tail”]</text:p>
          </table:table-cell>
        </table:table-row>
        <table:table-row table:style-name="ro1">
          <table:table-cell office:value-type="string">
            <text:p>dog29.jpg</text:p>
          </table:table-cell>
          <table:table-cell office:value-type="string">
            <text:p>[“eye”, “nose”, “beige”, “ear”,”mouth”, ”legs”, “tail”]</text:p>
          </table:table-cell>
        </table:table-row>
        <table:table-row table:style-name="ro1">
          <table:table-cell office:value-type="string">
            <text:p>dog30.jpg</text:p>
          </table:table-cell>
          <table:table-cell office:value-type="string">
            <text:p>[“eye”, “nose”, “beige”, “ear”, ”mouth”, ”legs”, “tail”]</text:p>
          </table:table-cell>
        </table:table-row>
        <table:table-row table:style-name="ro1">
          <table:table-cell office:value-type="string">
            <text:p>dog31.jpg</text:p>
          </table:table-cell>
          <table:table-cell office:value-type="string">
            <text:p>[“eyes”, “nose”, “beige”, “ear”,”mouth”,”teeth”, ”legs”]</text:p>
          </table:table-cell>
        </table:table-row>
        <table:table-row table:style-name="ro1">
          <table:table-cell office:value-type="string">
            <text:p>dog32.jpg</text:p>
          </table:table-cell>
          <table:table-cell office:value-type="string">
            <text:p>[“eye”, “nose”, “brown”, “ear”,”mouth”, ”legs”, “tail”]</text:p>
          </table:table-cell>
        </table:table-row>
        <table:table-row table:style-name="ro1">
          <table:table-cell office:value-type="string">
            <text:p>dog33.jpg</text:p>
          </table:table-cell>
          <table:table-cell office:value-type="string">
            <text:p>[“eyes”, “nose”, “white”, “ears”,”mouth”,”teeth”]</text:p>
          </table:table-cell>
        </table:table-row>
        <table:table-row table:style-name="ro1">
          <table:table-cell office:value-type="string">
            <text:p>dog34.jpg</text:p>
          </table:table-cell>
          <table:table-cell office:value-type="string">
            <text:p>[“eyes”, “nose”, “beige”, “ears”,”mouth”,”whiskers”, “tongue”, ”legs”]</text:p>
          </table:table-cell>
        </table:table-row>
        <table:table-row table:style-name="ro1">
          <table:table-cell office:value-type="string">
            <text:p>dog35.jpg</text:p>
          </table:table-cell>
          <table:table-cell office:value-type="string">
            <text:p>[“eyes”, “nose”, “beige”, “ears”,”mouth”, ”whiskers”, ”legs”]</text:p>
          </table:table-cell>
        </table:table-row>
        <table:table-row table:style-name="ro1">
          <table:table-cell office:value-type="string">
            <text:p>dog36.jpg</text:p>
          </table:table-cell>
          <table:table-cell office:value-type="string">
            <text:p>[“eye”, “nose”, “golden”, “ear”,”mouth”,”whiskers”, ”legs”, “tail”]</text:p>
          </table:table-cell>
        </table:table-row>
        <table:table-row table:style-name="ro1">
          <table:table-cell office:value-type="string">
            <text:p>dog37.jpg</text:p>
          </table:table-cell>
          <table:table-cell office:value-type="string">
            <text:p>[“eyes”, “nose”, “beige”, “ear”,”mouth”, ”paw”, “tail”]</text:p>
          </table:table-cell>
        </table:table-row>
        <table:table-row table:style-name="ro1">
          <table:table-cell office:value-type="string">
            <text:p>dog38.jpg</text:p>
          </table:table-cell>
          <table:table-cell office:value-type="string">
            <text:p>[“eyes”, “nose”, “brown”, “ears”,”mouth”,”whiskers”]</text:p>
          </table:table-cell>
        </table:table-row>
        <table:table-row table:style-name="ro1">
          <table:table-cell office:value-type="string">
            <text:p>dog39.jpg</text:p>
          </table:table-cell>
          <table:table-cell office:value-type="string">
            <text:p>[“eyes”, “nose”, “orange”, “ears”, ”mouth”,”whiskers”, ”paw”]</text:p>
          </table:table-cell>
        </table:table-row>
        <table:table-row table:style-name="ro1">
          <table:table-cell office:value-type="string">
            <text:p>dog40.jpg</text:p>
          </table:table-cell>
          <table:table-cell office:value-type="string">
            <text:p>[“eyes”, “nose”, “brown”, “ears”, ”mouth”, ”whiskers”, ”legs”]</text:p>
          </table:table-cell>
        </table:table-row>
        <table:table-row table:style-name="ro1">
          <table:table-cell office:value-type="string">
            <text:p>dog41.jpg</text:p>
          </table:table-cell>
          <table:table-cell office:value-type="string">
            <text:p>[“eyes”, “nose”, “white”, <text:s/>“ears”, ”mouth”, ”legs”]</text:p>
          </table:table-cell>
        </table:table-row>
        <table:table-row table:style-name="ro1">
          <table:table-cell office:value-type="string">
            <text:p>dog42.jpg</text:p>
          </table:table-cell>
          <table:table-cell office:value-type="string">
            <text:p>[“eyes”, “nose”, “golden”, “ear”, ”paw”, “tail”]</text:p>
          </table:table-cell>
        </table:table-row>
        <table:table-row table:style-name="ro1">
          <table:table-cell office:value-type="string">
            <text:p>dog43.jpg</text:p>
          </table:table-cell>
          <table:table-cell office:value-type="string">
            <text:p>[“eyes”, “nose”, “white”, “ears”,”mouth”, ”tongue”, ”legs”, “tail”]</text:p>
          </table:table-cell>
        </table:table-row>
        <table:table-row table:style-name="ro1">
          <table:table-cell office:value-type="string">
            <text:p>dog44.jpg</text:p>
          </table:table-cell>
          <table:table-cell office:value-type="string">
            <text:p>[“eyes”, “nose”, “beige”, “ears”,”mouth”,”tongue”, ”legs”, “tail”]</text:p>
          </table:table-cell>
        </table:table-row>
        <table:table-row table:style-name="ro1">
          <table:table-cell office:value-type="string">
            <text:p>dog45.jpg</text:p>
          </table:table-cell>
          <table:table-cell office:value-type="string">
            <text:p>[“eyes”, “nose”, “black”, “ears”, ”mouth”,”tongue”]</text:p>
          </table:table-cell>
        </table:table-row>
        <table:table-row table:style-name="ro1">
          <table:table-cell office:value-type="string">
            <text:p>dog46.jpg</text:p>
          </table:table-cell>
          <table:table-cell office:value-type="string">
            <text:p>[“eyes”, “nose”, “black”, “ear”,”mouth”, ”teeth”]</text:p>
          </table:table-cell>
        </table:table-row>
        <table:table-row table:style-name="ro1">
          <table:table-cell office:value-type="string">
            <text:p>dog47.jpg</text:p>
          </table:table-cell>
          <table:table-cell office:value-type="string">
            <text:p>[“eyes”, “nose”, <text:s/>“beige”, “ears”, ”mouth”, ”whiskers”, ”teeth”]</text:p>
          </table:table-cell>
        </table:table-row>
        <table:table-row table:style-name="ro1">
          <table:table-cell office:value-type="string">
            <text:p>dog48.jpg</text:p>
          </table:table-cell>
          <table:table-cell office:value-type="string">
            <text:p>[“eyes”, “nose”, “brown”, “ears”, ”mouth”, ”tongue”]</text:p>
          </table:table-cell>
        </table:table-row>
        <table:table-row table:style-name="ro1">
          <table:table-cell office:value-type="string">
            <text:p>dog49.jpg</text:p>
          </table:table-cell>
          <table:table-cell office:value-type="string">
            <text:p>[“eyes”, “nose”, “beige”, “ears”, ”mouth”, ”tongue”, “teeth”, ”legs”]</text:p>
          </table:table-cell>
        </table:table-row>
        <table:table-row table:style-name="ro1">
          <table:table-cell office:value-type="string">
            <text:p>dog50.jpg</text:p>
          </table:table-cell>
          <table:table-cell office:value-type="string">
            <text:p>[“eyes”, “nose”, “golden”, “ears”, ”mouth”, ”legs”, “tail”]</text:p>
          </table:table-cell>
        </table:table-row>
        <table:table-row table:style-name="ro1">
          <table:table-cell office:value-type="string">
            <text:p>dog51.jpg</text:p>
          </table:table-cell>
          <table:table-cell office:value-type="string">
            <text:p>[“eyes”, “nose”, “brown”, “ears”, ”mouth”, ”whiskers”, ”legs”]</text:p>
          </table:table-cell>
        </table:table-row>
        <table:table-row table:style-name="ro1">
          <table:table-cell office:value-type="string">
            <text:p>dog52.jpg</text:p>
          </table:table-cell>
          <table:table-cell office:value-type="string">
            <text:p>[“eyes”, “nose”, “black”, “ears”, ”mouth”, ”legs”]</text:p>
          </table:table-cell>
        </table:table-row>
        <table:table-row table:style-name="ro1">
          <table:table-cell office:value-type="string">
            <text:p>dog53.jpg</text:p>
          </table:table-cell>
          <table:table-cell office:value-type="string">
            <text:p>[“eyes”, “nose”, “white”, “ears”, ”mouth”, ”legs”, “tail”]</text:p>
          </table:table-cell>
        </table:table-row>
        <table:table-row table:style-name="ro1">
          <table:table-cell office:value-type="string">
            <text:p>dog54.jpg</text:p>
          </table:table-cell>
          <table:table-cell office:value-type="string">
            <text:p>[“eyes”, “nose”, “golden”, “ears”,”mouth”,”whiskers”, ”teeth”]</text:p>
          </table:table-cell>
        </table:table-row>
        <table:table-row table:style-name="ro1">
          <table:table-cell office:value-type="string">
            <text:p>dog55.jpg</text:p>
          </table:table-cell>
          <table:table-cell office:value-type="string">
            <text:p>[“eyes”, “nose”, <text:s/>“beige”, “ears”, ”legs”]</text:p>
          </table:table-cell>
        </table:table-row>
        <table:table-row table:style-name="ro1">
          <table:table-cell office:value-type="string">
            <text:p>dog56.jpg</text:p>
          </table:table-cell>
          <table:table-cell office:value-type="string">
            <text:p>[“eyes”, “nose”, “black”, “ears”, ”mouth”, ”whiskers”, “tongue”, “teeth”, ”paw”]</text:p>
          </table:table-cell>
        </table:table-row>
        <table:table-row table:style-name="ro1">
          <table:table-cell office:value-type="string">
            <text:p>dog57.jpg</text:p>
          </table:table-cell>
          <table:table-cell office:value-type="string">
            <text:p>[“eyes”, “nose”, “golden”, “ears”]</text:p>
          </table:table-cell>
        </table:table-row>
        <table:table-row table:style-name="ro1">
          <table:table-cell office:value-type="string">
            <text:p>dog58.jpg</text:p>
          </table:table-cell>
          <table:table-cell office:value-type="string">
            <text:p>[“eyes”, “nose”, “black”, ”mouth”, ”whiskers”, ”teeth”]</text:p>
          </table:table-cell>
        </table:table-row>
        <table:table-row table:style-name="ro1">
          <table:table-cell office:value-type="string">
            <text:p>dog59.jpg</text:p>
          </table:table-cell>
          <table:table-cell office:value-type="string">
            <text:p>[“beige”, “ears”]</text:p>
          </table:table-cell>
        </table:table-row>
        <table:table-row table:style-name="ro1">
          <table:table-cell office:value-type="string">
            <text:p>dog60.jpg</text:p>
          </table:table-cell>
          <table:table-cell office:value-type="string">
            <text:p>[“eyes”, “nose”, “beige”, “ears”, ”legs”]</text:p>
          </table:table-cell>
        </table:table-row>
        <table:table-row table:style-name="ro1">
          <table:table-cell office:value-type="string">
            <text:p>dog61.jpg</text:p>
          </table:table-cell>
          <table:table-cell office:value-type="string">
            <text:p>[“eye”, “nose”, “beige”, “ears”,”mouth”, ”legs”, “tail”]</text:p>
          </table:table-cell>
        </table:table-row>
        <table:table-row table:style-name="ro1">
          <table:table-cell office:value-type="string">
            <text:p>dog62.jpg</text:p>
          </table:table-cell>
          <table:table-cell office:value-type="string">
            <text:p>[“eyes”, “nose”, “beige”, “ears”, ”mouth”,”whiskers”]</text:p>
          </table:table-cell>
        </table:table-row>
        <table:table-row table:style-name="ro1">
          <table:table-cell office:value-type="string">
            <text:p>dog63.jpg</text:p>
          </table:table-cell>
          <table:table-cell office:value-type="string">
            <text:p>[ “golden”, “ears”, “tail”]</text:p>
          </table:table-cell>
        </table:table-row>
        <table:table-row table:style-name="ro1">
          <table:table-cell office:value-type="string">
            <text:p>dog64.jpg</text:p>
          </table:table-cell>
          <table:table-cell office:value-type="string">
            <text:p>[“eyes”, “nose”, “brown”, “ears”, ”mouth”,”whiskers”, “tongue”, ”paw”]</text:p>
          </table:table-cell>
        </table:table-row>
        <table:table-row table:style-name="ro1">
          <table:table-cell office:value-type="string">
            <text:p>dog65.jpg</text:p>
          </table:table-cell>
          <table:table-cell office:value-type="string">
            <text:p>[“beige”, “ears”, “tail”]</text:p>
          </table:table-cell>
        </table:table-row>
        <table:table-row table:style-name="ro1">
          <table:table-cell office:value-type="string">
            <text:p>dog66.jpg</text:p>
          </table:table-cell>
          <table:table-cell office:value-type="string">
            <text:p>[“eyes”, “nose”, “grey”, “ear”,”mouth”, ”tongue”, “teeth”]</text:p>
          </table:table-cell>
        </table:table-row>
        <table:table-row table:style-name="ro1">
          <table:table-cell office:value-type="string">
            <text:p>dog67.jpg</text:p>
          </table:table-cell>
          <table:table-cell office:value-type="string">
            <text:p>[“eye”, “nose”, “orange”, “ears”, ”mouth”, ”tongue”, “teeth”]</text:p>
          </table:table-cell>
        </table:table-row>
        <table:table-row table:style-name="ro1">
          <table:table-cell office:value-type="string">
            <text:p>dog68.jpg</text:p>
          </table:table-cell>
          <table:table-cell office:value-type="string">
            <text:p>[“eye”, “nose”, “beige”, “ear”,”mouth”, ”legs”, “tail”]</text:p>
          </table:table-cell>
        </table:table-row>
        <table:table-row table:style-name="ro1">
          <table:table-cell office:value-type="string">
            <text:p>dog69.jpg</text:p>
          </table:table-cell>
          <table:table-cell office:value-type="string">
            <text:p>[“eye”, “nose”, “white”, “ear”, ”legs”, “tail”]</text:p>
          </table:table-cell>
        </table:table-row>
        <table:table-row table:style-name="ro1">
          <table:table-cell office:value-type="string">
            <text:p>dog70.jpg</text:p>
          </table:table-cell>
          <table:table-cell office:value-type="string">
            <text:p>[“eye”, “white”,”mouth”,”whiskers”, ”legs”]</text:p>
          </table:table-cell>
        </table:table-row>
        <table:table-row table:style-name="ro1">
          <table:table-cell office:value-type="string">
            <text:p>dog71.jpg</text:p>
          </table:table-cell>
          <table:table-cell office:value-type="string">
            <text:p>[“white”, ”mouth”, ”legs”, “tail”]</text:p>
          </table:table-cell>
        </table:table-row>
        <table:table-row table:style-name="ro1">
          <table:table-cell office:value-type="string">
            <text:p>dog72.jpg</text:p>
          </table:table-cell>
          <table:table-cell office:value-type="string">
            <text:p>[“eyes”, “nose”, “beige”, “ears”, ”legs”, “tail”]</text:p>
          </table:table-cell>
        </table:table-row>
        <table:table-row table:style-name="ro1">
          <table:table-cell office:value-type="string">
            <text:p>dog73.jpg</text:p>
          </table:table-cell>
          <table:table-cell office:value-type="string">
            <text:p>[“eyes”, “nose”, “beige”, “ears”, ”paw”]</text:p>
          </table:table-cell>
        </table:table-row>
        <table:table-row table:style-name="ro1">
          <table:table-cell office:value-type="string">
            <text:p>dog74.jpg</text:p>
          </table:table-cell>
          <table:table-cell office:value-type="string">
            <text:p>[“golden”, “ears”, ”legs”, “tail”]</text:p>
          </table:table-cell>
        </table:table-row>
        <table:table-row table:style-name="ro1">
          <table:table-cell office:value-type="string">
            <text:p>dog75.jpg</text:p>
          </table:table-cell>
          <table:table-cell office:value-type="string">
            <text:p>[“eyes”, “nose”, “white”, “ears”, ”mouth”, ”legs”, “tail”]</text:p>
          </table:table-cell>
        </table:table-row>
        <table:table-row table:style-name="ro1">
          <table:table-cell office:value-type="string">
            <text:p>dog76.jpg</text:p>
          </table:table-cell>
          <table:table-cell office:value-type="string">
            <text:p>[“beige”, “ears”,”mouth”, ”legs”, “tail”]</text:p>
          </table:table-cell>
        </table:table-row>
        <table:table-row table:style-name="ro1">
          <table:table-cell office:value-type="string">
            <text:p>dog77.jpg</text:p>
          </table:table-cell>
          <table:table-cell office:value-type="string">
            <text:p>[“eyes”, “nose”, “orange”, “ears”, ”mouth”,”teeth”, ”tongue”]</text:p>
          </table:table-cell>
        </table:table-row>
        <table:table-row table:style-name="ro1">
          <table:table-cell office:value-type="string">
            <text:p>dog78.jpg</text:p>
          </table:table-cell>
          <table:table-cell office:value-type="string">
            <text:p>[“eyes”, “nose”, “golden”, “ears”, ”mouth”, ”legs”, “tail”]</text:p>
          </table:table-cell>
        </table:table-row>
        <table:table-row table:style-name="ro1">
          <table:table-cell office:value-type="string">
            <text:p>dog79.jpg</text:p>
          </table:table-cell>
          <table:table-cell office:value-type="string">
            <text:p>[“eyes”, “nose”, “white”, ”mouth”, ”legs”]</text:p>
          </table:table-cell>
        </table:table-row>
        <table:table-row table:style-name="ro1">
          <table:table-cell office:value-type="string">
            <text:p>dog80.jpg</text:p>
          </table:table-cell>
          <table:table-cell office:value-type="string">
            <text:p>[“eyes”, “nose”, “beige”, “ears”,”mouth”, ”legs”]</text:p>
          </table:table-cell>
        </table:table-row>
        <table:table-row table:style-name="ro1">
          <table:table-cell office:value-type="string">
            <text:p>dog81.jpg</text:p>
          </table:table-cell>
          <table:table-cell office:value-type="string">
            <text:p>[“eyes”, “nose”, “beige”, “ears”,”mouth”, ”legs”]</text:p>
          </table:table-cell>
        </table:table-row>
        <table:table-row table:style-name="ro1">
          <table:table-cell office:value-type="string">
            <text:p>dog82.jpg</text:p>
          </table:table-cell>
          <table:table-cell office:value-type="string">
            <text:p>[“nose”, “beige”, “ear”,”mouth”, ”legs”]</text:p>
          </table:table-cell>
        </table:table-row>
        <table:table-row table:style-name="ro1">
          <table:table-cell office:value-type="string">
            <text:p>dog83.jpg</text:p>
          </table:table-cell>
          <table:table-cell office:value-type="string">
            <text:p>[“eye”, “nose”, “white”, “ears”, ”mouth”, ”legs”]</text:p>
          </table:table-cell>
        </table:table-row>
        <table:table-row table:style-name="ro1">
          <table:table-cell office:value-type="string">
            <text:p>dog84.jpg</text:p>
          </table:table-cell>
          <table:table-cell office:value-type="string">
            <text:p>[“eyes”, “nose”, “brown”, “ears”, ”whiskers”, ”legs”]</text:p>
          </table:table-cell>
        </table:table-row>
        <table:table-row table:style-name="ro1">
          <table:table-cell office:value-type="string">
            <text:p>dog85.jpg</text:p>
          </table:table-cell>
          <table:table-cell office:value-type="string">
            <text:p>[“eyes”, “nose”, <text:s/>“white”, “ears”, ”legs”]</text:p>
          </table:table-cell>
        </table:table-row>
        <table:table-row table:style-name="ro1">
          <table:table-cell office:value-type="string">
            <text:p>dog86.jpg</text:p>
          </table:table-cell>
          <table:table-cell office:value-type="string">
            <text:p>[“eyes”, “nose”, “beige”, “ears”, ”mouth”,”whiskers”, ”legs”]</text:p>
          </table:table-cell>
        </table:table-row>
        <table:table-row table:style-name="ro1">
          <table:table-cell office:value-type="string">
            <text:p>dog87.jpg</text:p>
          </table:table-cell>
          <table:table-cell office:value-type="string">
            <text:p>[“eyes”, “nose”, “beige”, “ears”,”mouth”,”whiskers”, ”legs”]</text:p>
          </table:table-cell>
        </table:table-row>
        <table:table-row table:style-name="ro1">
          <table:table-cell office:value-type="string">
            <text:p>dog88.jpg</text:p>
          </table:table-cell>
          <table:table-cell office:value-type="string">
            <text:p>[“eyes”, “nose”, “grey”, “ears”,”mouth”, ”tongue, ”legs”, “tail”]</text:p>
          </table:table-cell>
        </table:table-row>
        <table:table-row table:style-name="ro1">
          <table:table-cell office:value-type="string">
            <text:p>dog89.jpg</text:p>
          </table:table-cell>
          <table:table-cell office:value-type="string">
            <text:p>[“eyes”, “nose”, “beige”, “ears”, ”mouth”,”tongue”, “teeth”, ”legs”, “tail”]</text:p>
          </table:table-cell>
        </table:table-row>
        <table:table-row table:style-name="ro1">
          <table:table-cell office:value-type="string">
            <text:p>dog90.jpg</text:p>
          </table:table-cell>
          <table:table-cell office:value-type="string">
            <text:p>[“eyes”, “nose”, “orange”, “ears”, ”mouth”, ”legs”]</text:p>
          </table:table-cell>
        </table:table-row>
        <table:table-row table:style-name="ro1">
          <table:table-cell office:value-type="string">
            <text:p>dog91.jpg</text:p>
          </table:table-cell>
          <table:table-cell office:value-type="string">
            <text:p>[ “brown”, “ears”, “paw”]</text:p>
          </table:table-cell>
        </table:table-row>
        <table:table-row table:style-name="ro1">
          <table:table-cell office:value-type="string">
            <text:p>dog92.jpg</text:p>
          </table:table-cell>
          <table:table-cell office:value-type="string">
            <text:p>[“eye”, “nose”, “orange”, “ear”, ”mouth”, ”whiskers”]</text:p>
          </table:table-cell>
        </table:table-row>
        <table:table-row table:style-name="ro1">
          <table:table-cell office:value-type="string">
            <text:p>dog93.jpg</text:p>
          </table:table-cell>
          <table:table-cell office:value-type="string">
            <text:p>[“eyes”, “nose”, “golden”, “ears”, ”mouth”, ”whiskers”, “tongue”, ”legs”]</text:p>
          </table:table-cell>
        </table:table-row>
        <table:table-row table:style-name="ro1">
          <table:table-cell office:value-type="string">
            <text:p>dog94.jpg</text:p>
          </table:table-cell>
          <table:table-cell office:value-type="string">
            <text:p>[“eyes”, “nose”, “white”, “ears”, ”mouth”, ”whiskers”, ”legs”]</text:p>
          </table:table-cell>
        </table:table-row>
        <table:table-row table:style-name="ro1">
          <table:table-cell office:value-type="string">
            <text:p>dog95.jpg</text:p>
          </table:table-cell>
          <table:table-cell office:value-type="string">
            <text:p>[“eyes”, “nose”, “golden”, “ears”, ”mouth”, ”whiskers”, ”tongue”, “teeth”]</text:p>
          </table:table-cell>
        </table:table-row>
        <table:table-row table:style-name="ro1">
          <table:table-cell office:value-type="string">
            <text:p>dog96.jpg</text:p>
          </table:table-cell>
          <table:table-cell office:value-type="string">
            <text:p>[“eyes”, “nose”, “black”, “ears”, ”mouth”, ”legs”, “tail”]</text:p>
          </table:table-cell>
        </table:table-row>
        <table:table-row table:style-name="ro1">
          <table:table-cell office:value-type="string">
            <text:p>dog97.jpg</text:p>
          </table:table-cell>
          <table:table-cell office:value-type="string">
            <text:p>[“eyes”, “nose”, “orange”, “ears”, ”mouth”, ”whiskers”, ”legs”, “tail”]</text:p>
          </table:table-cell>
        </table:table-row>
        <table:table-row table:style-name="ro1">
          <table:table-cell office:value-type="string">
            <text:p>dog98.jpg</text:p>
          </table:table-cell>
          <table:table-cell office:value-type="string">
            <text:p>[“eyes”, “nose”, “orange”, “ears”, ”mouth”, ”teeth”, ”legs”]</text:p>
          </table:table-cell>
        </table:table-row>
        <table:table-row table:style-name="ro1">
          <table:table-cell office:value-type="string">
            <text:p>dog99.jpg</text:p>
          </table:table-cell>
          <table:table-cell office:value-type="string">
            <text:p>[“eyes”, “nose”, “white”, “ear”,”mouth”, ”teeth”, ”legs”, “tail”]</text:p>
          </table:table-cell>
        </table:table-row>
        <table:table-row table:style-name="ro1">
          <table:table-cell office:value-type="string">
            <text:p>dog100.jpg</text:p>
          </table:table-cell>
          <table:table-cell office:value-type="string">
            <text:p>[“eyes”, “nose”, “golden”, ”mouth”, ”whiskers”, ”tongue”, “teeth”]</text:p>
          </table:table-cell>
        </table:table-row>
        <table:table-row table:style-name="ro1">
          <table:table-cell office:value-type="string">
            <text:p>fox1.jpg</text:p>
          </table:table-cell>
          <table:table-cell office:value-type="string">
            <text:p>[“eyes”, “nose”, “whiskers”, “orange”, “ears”, ”tail”,”mouth”, ”legs”]</text:p>
          </table:table-cell>
        </table:table-row>
        <table:table-row table:style-name="ro1">
          <table:table-cell office:value-type="string">
            <text:p>fox2.jpg</text:p>
          </table:table-cell>
          <table:table-cell office:value-type="string">
            <text:p>[“eyes”, “nose”, “whiskers”, “orange”, “ears”, ”tail”, ”mouth”]</text:p>
          </table:table-cell>
        </table:table-row>
        <table:table-row table:style-name="ro1">
          <table:table-cell office:value-type="string">
            <text:p>fox3.jpg</text:p>
          </table:table-cell>
          <table:table-cell office:value-type="string">
            <text:p>[“eye”, “nose”, “whiskers”, “orange”, “ears”, ”teeth”, ”mouth”, ”tongue”]</text:p>
          </table:table-cell>
        </table:table-row>
        <table:table-row table:style-name="ro1">
          <table:table-cell office:value-type="string">
            <text:p>fox4.jpg</text:p>
          </table:table-cell>
          <table:table-cell office:value-type="string">
            <text:p>[“eyes”, “nose”, “orange”, “ear”, ”mouth”, ”whiskers”, ”tongue”]</text:p>
          </table:table-cell>
        </table:table-row>
        <table:table-row table:style-name="ro1">
          <table:table-cell office:value-type="string">
            <text:p>fox5.jpg</text:p>
          </table:table-cell>
          <table:table-cell office:value-type="string">
            <text:p>[“eyes”, “nose”, “grey”, “ears”,”mouth”, ”tongue”, ”legs”, “tail”]</text:p>
          </table:table-cell>
        </table:table-row>
        <table:table-row table:style-name="ro1">
          <table:table-cell office:value-type="string">
            <text:p>fox6.jpg</text:p>
          </table:table-cell>
          <table:table-cell office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>
            <text:p>fox7.jpg</text:p>
          </table:table-cell>
          <table:table-cell office:value-type="string">
            <text:p>[“eyes”, “nose”, “orange”, “ear”,”mouth”, ”legs”, “tail”]</text:p>
          </table:table-cell>
        </table:table-row>
        <table:table-row table:style-name="ro1">
          <table:table-cell office:value-type="string">
            <text:p>fox8.jpg</text:p>
          </table:table-cell>
          <table:table-cell office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>
            <text:p>fox9.jpg</text:p>
          </table:table-cell>
          <table:table-cell office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>
            <text:p>fox10.jpg</text:p>
          </table:table-cell>
          <table:table-cell office:value-type="string">
            <text:p>[“eyes”, “nose”, “orange”, “ear”,”mouth”, ”legs”, “tail”]</text:p>
          </table:table-cell>
        </table:table-row>
        <table:table-row table:style-name="ro1">
          <table:table-cell office:value-type="string">
            <text:p>fox11.jpg</text:p>
          </table:table-cell>
          <table:table-cell office:value-type="string">
            <text:p>[“eyes”, “nose”, “orange”, “ears”, ”mouth”, ”whiskers”, “teeth”, “tongue ”legs”, “tail”]</text:p>
          </table:table-cell>
        </table:table-row>
        <table:table-row table:style-name="ro1">
          <table:table-cell office:value-type="string">
            <text:p>fox12.jpg</text:p>
          </table:table-cell>
          <table:table-cell office:value-type="string">
            <text:p>[“eyes”, “nose”, “orange”, “ears”, ”mouth”, ”whiskers”, “teeth”, “tongue”]</text:p>
          </table:table-cell>
        </table:table-row>
        <table:table-row table:style-name="ro1">
          <table:table-cell office:value-type="string">
            <text:p>fox13.jpg</text:p>
          </table:table-cell>
          <table:table-cell office:value-type="string">
            <text:p>[“eyes”, “nose”, “orange”, “ears”, ”mouth”, ”whiskers”, “teeth”, “tongue”]</text:p>
          </table:table-cell>
        </table:table-row>
        <table:table-row table:style-name="ro1">
          <table:table-cell office:value-type="string">
            <text:p>fox14.jpg</text:p>
          </table:table-cell>
          <table:table-cell office:value-type="string">
            <text:p>[“eyes”, “nose”, “orange”, “ears”, ”mouth”]</text:p>
          </table:table-cell>
        </table:table-row>
        <table:table-row table:style-name="ro1">
          <table:table-cell office:value-type="string">
            <text:p>fox15.jpg</text:p>
          </table:table-cell>
          <table:table-cell office:value-type="string">
            <text:p>[“eyes”, “nose”, “orange”, “ears”, ”mouth”, ”whiskers”, “legs”, “tail”]</text:p>
          </table:table-cell>
        </table:table-row>
        <table:table-row table:style-name="ro1">
          <table:table-cell office:value-type="string">
            <text:p>fox16.jpg</text:p>
          </table:table-cell>
          <table:table-cell office:value-type="string">
            <text:p>[“eyes”, “nose”, “orange”, “ears”, ”mouth”, ”whiskers”, “legs”]</text:p>
          </table:table-cell>
        </table:table-row>
        <table:table-row table:style-name="ro1">
          <table:table-cell office:value-type="string">
            <text:p>fox17.jpg</text:p>
          </table:table-cell>
          <table:table-cell office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>
            <text:p>fox18.jpg</text:p>
          </table:table-cell>
          <table:table-cell office:value-type="string">
            <text:p>[“eyes”, “nose”, “gray”, “ears”, ”mouth”, ”whiskers”, “leg”, “tail”]</text:p>
          </table:table-cell>
        </table:table-row>
        <table:table-row table:style-name="ro1">
          <table:table-cell office:value-type="string">
            <text:p>fox19.jpg</text:p>
          </table:table-cell>
          <table:table-cell office:value-type="string">
            <text:p>[“eyes”, “nose”, “orange”, “ears”, “legs”, “tail”]</text:p>
          </table:table-cell>
        </table:table-row>
        <table:table-row table:style-name="ro1">
          <table:table-cell office:value-type="string">
            <text:p>fox20.jpg</text:p>
          </table:table-cell>
          <table:table-cell office:value-type="string">
            <text:p>[“orange”, “ears”, “leg”, “tail”]</text:p>
          </table:table-cell>
        </table:table-row>
        <table:table-row table:style-name="ro1">
          <table:table-cell office:value-type="string">
            <text:p>fox21.jpg</text:p>
          </table:table-cell>
          <table:table-cell office:value-type="string">
            <text:p>[“orange”, “ears”, “legs”, “tail”]</text:p>
          </table:table-cell>
        </table:table-row>
        <table:table-row table:style-name="ro1">
          <table:table-cell office:value-type="string">
            <text:p>fox22.jpg</text:p>
          </table:table-cell>
          <table:table-cell office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>
            <text:p>fox23.jpg</text:p>
          </table:table-cell>
          <table:table-cell office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>
            <text:p>fox24.jpg</text:p>
          </table:table-cell>
          <table:table-cell office:value-type="string">
            <text:p>[“eyes”, “nose”, “white”, “ears”, ”mouth”, “leg”]</text:p>
          </table:table-cell>
        </table:table-row>
        <table:table-row table:style-name="ro1">
          <table:table-cell office:value-type="string">
            <text:p>fox25.jpg</text:p>
          </table:table-cell>
          <table:table-cell office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>
            <text:p>fox26.jpg</text:p>
          </table:table-cell>
          <table:table-cell office:value-type="string">
            <text:p>[“eyes”, “nose”, “white”, “ears”, ”mouth”, “whiskers”, “tail”]</text:p>
          </table:table-cell>
        </table:table-row>
        <table:table-row table:style-name="ro1">
          <table:table-cell office:value-type="string">
            <text:p>fox27.jpg</text:p>
          </table:table-cell>
          <table:table-cell office:value-type="string">
            <text:p>[“eyes”, “nose”, “white”, “ears”, ”mouth”]</text:p>
          </table:table-cell>
        </table:table-row>
        <table:table-row table:style-name="ro1">
          <table:table-cell office:value-type="string">
            <text:p>fox28.jpg</text:p>
          </table:table-cell>
          <table:table-cell office:value-type="string">
            <text:p>[“eyes”, “nose”, “white”, “ears”, ”mouth”, “whiskers”]</text:p>
          </table:table-cell>
        </table:table-row>
        <table:table-row table:style-name="ro1">
          <table:table-cell office:value-type="string">
            <text:p>fox29.jpg</text:p>
          </table:table-cell>
          <table:table-cell office:value-type="string">
            <text:p>[“eyes”, “nose”, “white”, “ears”, ”mouth”, “legs”, “tongue”]</text:p>
          </table:table-cell>
        </table:table-row>
        <table:table-row table:style-name="ro1">
          <table:table-cell office:value-type="string">
            <text:p>fox30.jpg</text:p>
          </table:table-cell>
          <table:table-cell office:value-type="string">
            <text:p>[“eyes”, “nose”, “grey”, “ears”, ”mouth”, “legs”, “tail”]</text:p>
          </table:table-cell>
        </table:table-row>
        <table:table-row table:style-name="ro1">
          <table:table-cell office:value-type="string">
            <text:p>fox31.jpg</text:p>
          </table:table-cell>
          <table:table-cell office:value-type="string">
            <text:p>[“eyes”, “nose”, “grey”, “ears”, ”mouth”]</text:p>
          </table:table-cell>
        </table:table-row>
        <table:table-row table:style-name="ro1">
          <table:table-cell office:value-type="string">
            <text:p>fox32.jpg</text:p>
          </table:table-cell>
          <table:table-cell office:value-type="string">
            <text:p>[“eyes”, “nose”, “white”, ”mouth”, “legs”, “tail”]</text:p>
          </table:table-cell>
        </table:table-row>
        <table:table-row table:style-name="ro1">
          <table:table-cell office:value-type="string">
            <text:p>fox33.jpg</text:p>
          </table:table-cell>
          <table:table-cell office:value-type="string">
            <text:p>[“eyes”, “nose”, “white”, “ears”, ”mouth”, “whiskers”]</text:p>
          </table:table-cell>
        </table:table-row>
        <table:table-row table:style-name="ro1">
          <table:table-cell office:value-type="string">
            <text:p>fox34.jpg</text:p>
          </table:table-cell>
          <table:table-cell office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>
            <text:p>fox35.jpg</text:p>
          </table:table-cell>
          <table:table-cell office:value-type="string">
            <text:p>[“eyes”, “nose”, “grey”, “ears”, ”mouth”, “legs”, “tail”]</text:p>
          </table:table-cell>
        </table:table-row>
        <table:table-row table:style-name="ro1">
          <table:table-cell office:value-type="string">
            <text:p>fox36.jpg</text:p>
          </table:table-cell>
          <table:table-cell office:value-type="string">
            <text:p>[“eyes”, “nose”, “orange”, “ears”, ”mouth”, “leg”, “tail”]</text:p>
          </table:table-cell>
        </table:table-row>
        <table:table-row table:style-name="ro1">
          <table:table-cell office:value-type="string">
            <text:p>fox37.jpg</text:p>
          </table:table-cell>
          <table:table-cell office:value-type="string">
            <text:p>[“eyes”, “nose”, “orange”, “ears”, “tail”]</text:p>
          </table:table-cell>
        </table:table-row>
        <table:table-row table:style-name="ro1">
          <table:table-cell office:value-type="string">
            <text:p>fox38.jpg</text:p>
          </table:table-cell>
          <table:table-cell office:value-type="string">
            <text:p>[“eyes”, “nose”, “orange”, “ears”, ”mouth”, “leg”]</text:p>
          </table:table-cell>
        </table:table-row>
        <table:table-row table:style-name="ro1">
          <table:table-cell office:value-type="string">
            <text:p>fox39.jpg</text:p>
          </table:table-cell>
          <table:table-cell office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>
            <text:p>fox40.jpg</text:p>
          </table:table-cell>
          <table:table-cell office:value-type="string">
            <text:p>[“eyes”, “nose”, “orange”, “ear”, ”mouth”, “legs”, “tail”]</text:p>
          </table:table-cell>
        </table:table-row>
        <table:table-row table:style-name="ro1">
          <table:table-cell office:value-type="string">
            <text:p>fox41.jpg</text:p>
          </table:table-cell>
          <table:table-cell office:value-type="string">
            <text:p>[“eyes”, “nose”, “orange”, “ears”, ”whiskers”, “tail”]</text:p>
          </table:table-cell>
        </table:table-row>
        <table:table-row table:style-name="ro1">
          <table:table-cell office:value-type="string">
            <text:p>fox42.jpg</text:p>
          </table:table-cell>
          <table:table-cell office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>
            <text:p>fox43.jpg</text:p>
          </table:table-cell>
          <table:table-cell office:value-type="string">
            <text:p>[“eyes”, “nose”, “orange”, “ears”, ”whiskers”]</text:p>
          </table:table-cell>
        </table:table-row>
        <table:table-row table:style-name="ro1">
          <table:table-cell office:value-type="string">
            <text:p>fox44.jpg</text:p>
          </table:table-cell>
          <table:table-cell office:value-type="string">
            <text:p>[“eyes”, “nose”, “orange”, “ears”, ”mouth”, “whiskers”, “leg”, “tail”]</text:p>
          </table:table-cell>
        </table:table-row>
        <table:table-row table:style-name="ro1">
          <table:table-cell office:value-type="string">
            <text:p>fox45.jpg</text:p>
          </table:table-cell>
          <table:table-cell office:value-type="string">
            <text:p>[“eyes”, “nose”, “orange”, “ears”, “leg”, “tail”]</text:p>
          </table:table-cell>
        </table:table-row>
        <table:table-row table:style-name="ro1">
          <table:table-cell office:value-type="string">
            <text:p>fox46.jpg</text:p>
          </table:table-cell>
          <table:table-cell office:value-type="string">
            <text:p>[“eyes”, “nose”, “orange”, “ears”, ”mouth”, “legs”, “tail”]</text:p>
          </table:table-cell>
        </table:table-row>
        <table:table-row table:style-name="ro1">
          <table:table-cell office:value-type="string">
            <text:p>fox47.jpg</text:p>
          </table:table-cell>
          <table:table-cell office:value-type="string">
            <text:p>[“eyes”, “nose”, “orange”, “ears”, ”mouth”, “legs”, “tail”]</text:p>
          </table:table-cell>
        </table:table-row>
        <table:table-row table:style-name="ro1">
          <table:table-cell office:value-type="string">
            <text:p>fox48.jpg</text:p>
          </table:table-cell>
          <table:table-cell office:value-type="string">
            <text:p>[“eyes”, “nose”, “orange”, “ears”, “legs”]</text:p>
          </table:table-cell>
        </table:table-row>
        <table:table-row table:style-name="ro1">
          <table:table-cell office:value-type="string">
            <text:p>fox49.jpg</text:p>
          </table:table-cell>
          <table:table-cell office:value-type="string">
            <text:p>[“eyes”, “nose”, “white”, “ears”, “legs”, “tail”]</text:p>
          </table:table-cell>
        </table:table-row>
        <table:table-row table:style-name="ro1">
          <table:table-cell office:value-type="string">
            <text:p>fox50.jpg</text:p>
          </table:table-cell>
          <table:table-cell office:value-type="string">
            <text:p>[“eyes”, “nose”, “grey”, “ears”, ”mouth”]</text:p>
          </table:table-cell>
        </table:table-row>
        <table:table-row table:style-name="ro1">
          <table:table-cell office:value-type="string">
            <text:p>fox51.jpg</text:p>
          </table:table-cell>
          <table:table-cell office:value-type="string">
            <text:p>[“eyes”, “nose”, “orange”, “ears”, “whiskers”, ”mouth”]</text:p>
          </table:table-cell>
        </table:table-row>
        <table:table-row table:style-name="ro1">
          <table:table-cell office:value-type="string">
            <text:p>fox52.jpg</text:p>
          </table:table-cell>
          <table:table-cell office:value-type="string">
            <text:p>[“eyes”, “nose”, “orange”, “ears”, “whiskers”, ”mouth”]</text:p>
          </table:table-cell>
        </table:table-row>
        <table:table-row table:style-name="ro1">
          <table:table-cell office:value-type="string">
            <text:p>fox53.jpg</text:p>
          </table:table-cell>
          <table:table-cell office:value-type="string">
            <text:p>[“eye”, “nose”, “orange”, “ears”, “whiskers”, ”mouth”]</text:p>
          </table:table-cell>
        </table:table-row>
        <table:table-row table:style-name="ro1">
          <table:table-cell office:value-type="string">
            <text:p>fox54.jpg</text:p>
          </table:table-cell>
          <table:table-cell office:value-type="string">
            <text:p>[“eyes”, “nose”, “orange”, “ears”, “whiskers”, ”mouth”]</text:p>
          </table:table-cell>
        </table:table-row>
        <table:table-row table:style-name="ro1">
          <table:table-cell office:value-type="string">
            <text:p>fox55.jpg</text:p>
          </table:table-cell>
          <table:table-cell office:value-type="string">
            <text:p>[“eye”, “nose”, “orange”, “ears”, “whiskers”, ”mouth”, “legs”, “tail”]</text:p>
          </table:table-cell>
        </table:table-row>
        <table:table-row table:style-name="ro1">
          <table:table-cell office:value-type="string">
            <text:p>fox56.jpg</text:p>
          </table:table-cell>
          <table:table-cell office:value-type="string">
            <text:p>[“eyes”, “nose”, “orange”, “ears”, “whiskers”, ”mouth”, “legs”]</text:p>
          </table:table-cell>
        </table:table-row>
        <table:table-row table:style-name="ro1">
          <table:table-cell office:value-type="string">
            <text:p>fox57.jpg</text:p>
          </table:table-cell>
          <table:table-cell office:value-type="string">
            <text:p>[“eyes”, “nose”, “orange”, “ears”, “whiskers”, ”mouth”, “legs”]</text:p>
          </table:table-cell>
        </table:table-row>
        <table:table-row table:style-name="ro1">
          <table:table-cell office:value-type="string">
            <text:p>fox58.jpg</text:p>
          </table:table-cell>
          <table:table-cell office:value-type="string">
            <text:p>[“eyes”, “nose”, “orange”, “ears”, “whiskers”, ”mouth”, “tail”]</text:p>
          </table:table-cell>
        </table:table-row>
        <table:table-row table:style-name="ro1">
          <table:table-cell office:value-type="string">
            <text:p>fox59.jpg</text:p>
          </table:table-cell>
          <table:table-cell office:value-type="string">
            <text:p>[“eyes”, “nose”, “white”, “ears”, “whiskers”, ”mouth”, “tail”, “tongue”]</text:p>
          </table:table-cell>
        </table:table-row>
        <table:table-row table:style-name="ro1">
          <table:table-cell office:value-type="string">
            <text:p>fox60.jpg</text:p>
          </table:table-cell>
          <table:table-cell office:value-type="string">
            <text:p>[“eyes”, “nose”, “white”, “ears”, “legs”, ”mouth”, “tail”]</text:p>
          </table:table-cell>
        </table:table-row>
        <table:table-row table:style-name="ro1">
          <table:table-cell office:value-type="string">
            <text:p>fox61.jpg</text:p>
          </table:table-cell>
          <table:table-cell office:value-type="string">
            <text:p>[“eyes”, “nose”, “white”, “ears”, “leg”, “whiskers”, ”mouth”, “teeth”, “tongue”]</text:p>
          </table:table-cell>
        </table:table-row>
        <table:table-row table:style-name="ro1">
          <table:table-cell office:value-type="string">
            <text:p>fox62.jpg</text:p>
          </table:table-cell>
          <table:table-cell office:value-type="string">
            <text:p>[“eyes”, “nose”, “white”, “ears”, “legs”, “tail”]</text:p>
          </table:table-cell>
        </table:table-row>
        <table:table-row table:style-name="ro1">
          <table:table-cell office:value-type="string">
            <text:p>fox63.jpg</text:p>
          </table:table-cell>
          <table:table-cell office:value-type="string">
            <text:p>[“eyes”, “nose”, “orange”, “ears”, “mouth”, “whiskers”]</text:p>
          </table:table-cell>
        </table:table-row>
        <table:table-row table:style-name="ro1">
          <table:table-cell office:value-type="string">
            <text:p>fox64.jpg</text:p>
          </table:table-cell>
          <table:table-cell office:value-type="string">
            <text:p>[“eye”, “nose”, “beige”, “ears”, “mouth”, “leg”, “whiskers”]</text:p>
          </table:table-cell>
        </table:table-row>
        <table:table-row table:style-name="ro1">
          <table:table-cell office:value-type="string">
            <text:p>fox65.jpg</text:p>
          </table:table-cell>
          <table:table-cell office:value-type="string">
            <text:p>[“eyes”, “nose”, “orange”, “ears”, “legs”, “whiskers”, ”mouth”, “tail”]</text:p>
          </table:table-cell>
        </table:table-row>
        <table:table-row table:style-name="ro1">
          <table:table-cell office:value-type="string">
            <text:p>fox66.jpg</text:p>
          </table:table-cell>
          <table:table-cell office:value-type="string">
            <text:p>[“eye”, “orange”, “tail”]</text:p>
          </table:table-cell>
        </table:table-row>
        <table:table-row table:style-name="ro1">
          <table:table-cell office:value-type="string">
            <text:p>fox67.jpg</text:p>
          </table:table-cell>
          <table:table-cell office:value-type="string">
            <text:p>[“eyes”, “nose”, “orange”, “ears”, “leg”, “tail”, “whiskers”, ”mouth”]</text:p>
          </table:table-cell>
        </table:table-row>
        <table:table-row table:style-name="ro1">
          <table:table-cell office:value-type="string">
            <text:p>fox68.jpg</text:p>
          </table:table-cell>
          <table:table-cell office:value-type="string">
            <text:p>[“eyes”, “nose”, “orange”, “ears”, “legs”, “tail”, “whiskers”, ”mouth”]</text:p>
          </table:table-cell>
        </table:table-row>
        <table:table-row table:style-name="ro1">
          <table:table-cell office:value-type="string">
            <text:p>fox69.jpg</text:p>
          </table:table-cell>
          <table:table-cell office:value-type="string">
            <text:p>[“eyes”, “nose”, “orange”, “ears”, “legs”, “tail”, “whiskers”]</text:p>
          </table:table-cell>
        </table:table-row>
        <table:table-row table:style-name="ro1">
          <table:table-cell office:value-type="string">
            <text:p>fox70.jpg</text:p>
          </table:table-cell>
          <table:table-cell office:value-type="string">
            <text:p>[“eyes”, “nose”, “orange”, “ears”, “whiskers”, ”mouth”]</text:p>
          </table:table-cell>
        </table:table-row>
        <table:table-row table:style-name="ro1">
          <table:table-cell office:value-type="string">
            <text:p>fox71.jpg</text:p>
          </table:table-cell>
          <table:table-cell office:value-type="string">
            <text:p>[“eyes”, “nose”, “orange”, “ears”, “whiskers”, ”mouth”, “legs”, “tail”, “teeth”]</text:p>
          </table:table-cell>
        </table:table-row>
        <table:table-row table:style-name="ro1">
          <table:table-cell office:value-type="string">
            <text:p>fox72.jpg</text:p>
          </table:table-cell>
          <table:table-cell office:value-type="string">
            <text:p>[“eye”, “nose”, “orange”, “ears”, ”mouth”, “legs”, “tail”]</text:p>
          </table:table-cell>
        </table:table-row>
        <table:table-row table:style-name="ro1">
          <table:table-cell office:value-type="string">
            <text:p>fox73.jpg</text:p>
          </table:table-cell>
          <table:table-cell office:value-type="string">
            <text:p>[“eyes”, “nose”, “orange”, “ears”, ”mouth”, “legs”, “tail”]</text:p>
          </table:table-cell>
        </table:table-row>
        <table:table-row table:style-name="ro1">
          <table:table-cell office:value-type="string">
            <text:p>fox74.jpg</text:p>
          </table:table-cell>
          <table:table-cell office:value-type="string">
            <text:p>[“eyes”, “nose”, “orange”, “ears”, ”mouth”, “legs”]</text:p>
          </table:table-cell>
        </table:table-row>
        <table:table-row table:style-name="ro1">
          <table:table-cell office:value-type="string">
            <text:p>fox75.jpg</text:p>
          </table:table-cell>
          <table:table-cell office:value-type="string">
            <text:p>[“eyes”, “nose”, “orange”, “ears”, ”mouth”, “legs”, “whiskers”]</text:p>
          </table:table-cell>
        </table:table-row>
        <table:table-row table:style-name="ro1">
          <table:table-cell office:value-type="string">
            <text:p>fox76.jpg</text:p>
          </table:table-cell>
          <table:table-cell office:value-type="string">
            <text:p>[“eyes”, “nose”, “orange”, “ears”, ”mouth”, “legs”, “whiskers”, “tail”]</text:p>
          </table:table-cell>
        </table:table-row>
        <table:table-row table:style-name="ro1">
          <table:table-cell office:value-type="string">
            <text:p>fox77.jpg</text:p>
          </table:table-cell>
          <table:table-cell office:value-type="string">
            <text:p>[“eyes”, “nose”, “orange”, “ears”, ”mouth”, “legs”, “whiskers”]</text:p>
          </table:table-cell>
        </table:table-row>
        <table:table-row table:style-name="ro1">
          <table:table-cell office:value-type="string">
            <text:p>fox78.jpg</text:p>
          </table:table-cell>
          <table:table-cell office:value-type="string">
            <text:p>[“eyes”, “nose”, “orange”, “ears”, ”mouth”, “tail”, “whiskers”]</text:p>
          </table:table-cell>
        </table:table-row>
        <table:table-row table:style-name="ro1">
          <table:table-cell office:value-type="string">
            <text:p>fox79.jpg</text:p>
          </table:table-cell>
          <table:table-cell office:value-type="string">
            <text:p>[“eyes”, “nose”, “orange”, “ears”, ”mouth”, “tail”, “legs”, “whiskers”]</text:p>
          </table:table-cell>
        </table:table-row>
        <table:table-row table:style-name="ro1">
          <table:table-cell office:value-type="string">
            <text:p>fox80.jpg</text:p>
          </table:table-cell>
          <table:table-cell office:value-type="string">
            <text:p>[“eyes”, “nose”, “orange”, “ears”, “legs”, ”mouth”, “tail”, “whiskers”]</text:p>
          </table:table-cell>
        </table:table-row>
        <table:table-row table:style-name="ro1">
          <table:table-cell office:value-type="string">
            <text:p>fox81.jpg</text:p>
          </table:table-cell>
          <table:table-cell office:value-type="string">
            <text:p>[“eyes”, “nose”, “orange”, “ears”, <text:s/>“legs”, ”mouth”, “tail”, “whiskers”]</text:p>
          </table:table-cell>
        </table:table-row>
        <table:table-row table:style-name="ro1">
          <table:table-cell office:value-type="string">
            <text:p>fox82.jpg</text:p>
          </table:table-cell>
          <table:table-cell office:value-type="string">
            <text:p>[“eyes”, “nose”, “orange”, “ears”, “legs”, ”mouth”, “tail”]</text:p>
          </table:table-cell>
        </table:table-row>
        <table:table-row table:style-name="ro1">
          <table:table-cell office:value-type="string">
            <text:p>fox83.jpg</text:p>
          </table:table-cell>
          <table:table-cell office:value-type="string">
            <text:p>[“eyes”, “nose”, “orange”, “ears”, “legs”, ”mouth”, “tail”]</text:p>
          </table:table-cell>
        </table:table-row>
        <table:table-row table:style-name="ro1">
          <table:table-cell office:value-type="string">
            <text:p>fox84.jpg</text:p>
          </table:table-cell>
          <table:table-cell office:value-type="string">
            <text:p>[“eyes”, “nose”, “grey”, “ears”, “legs”, ”mouth”, “tail”]</text:p>
          </table:table-cell>
        </table:table-row>
        <table:table-row table:style-name="ro1">
          <table:table-cell office:value-type="string">
            <text:p>fox85.jpg</text:p>
          </table:table-cell>
          <table:table-cell office:value-type="string">
            <text:p>[“eyes”, “orange”, “ears”, “leg”, “tail”]</text:p>
          </table:table-cell>
        </table:table-row>
        <table:table-row table:style-name="ro1">
          <table:table-cell office:value-type="string">
            <text:p>fox86.jpg</text:p>
          </table:table-cell>
          <table:table-cell office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>
            <text:p>fox87.jpg</text:p>
          </table:table-cell>
          <table:table-cell office:value-type="string">
            <text:p>[“eye”, “nose”, “orange”, “ears”, “legs”, ”mouth”, “tail”]</text:p>
          </table:table-cell>
        </table:table-row>
        <table:table-row table:style-name="ro1">
          <table:table-cell office:value-type="string">
            <text:p>fox88.jpg</text:p>
          </table:table-cell>
          <table:table-cell office:value-type="string">
            <text:p>[“eye”, “nose”, “orange”, “ears”, “legs”, ”mouth”, “tail”]</text:p>
          </table:table-cell>
        </table:table-row>
        <table:table-row table:style-name="ro1">
          <table:table-cell office:value-type="string">
            <text:p>fox89.jpg</text:p>
          </table:table-cell>
          <table:table-cell office:value-type="string">
            <text:p>[“eyes”, “nose”, “orange”, “whiskers”, “ears”, “legs”, ”mouth”, “tail”]</text:p>
          </table:table-cell>
        </table:table-row>
        <table:table-row table:style-name="ro1">
          <table:table-cell office:value-type="string">
            <text:p>fox90.jpg</text:p>
          </table:table-cell>
          <table:table-cell office:value-type="string">
            <text:p>[“eyes”, “nose”, “orange”, “whiskers”, “ears”, “legs”, ”mouth”, “tail”]</text:p>
          </table:table-cell>
        </table:table-row>
        <table:table-row table:style-name="ro1">
          <table:table-cell office:value-type="string">
            <text:p>fox91.jpg</text:p>
          </table:table-cell>
          <table:table-cell office:value-type="string">
            <text:p>[“eyes”, “nose”, “orange”,“ears”, “legs”, ”mouth”, “tail”]</text:p>
          </table:table-cell>
        </table:table-row>
        <table:table-row table:style-name="ro1">
          <table:table-cell office:value-type="string">
            <text:p>fox92.jpg</text:p>
          </table:table-cell>
          <table:table-cell office:value-type="string">
            <text:p>[“eyes”, “nose”, “orange”, “whiskers”, “ears”, “legs”, ”mouth”, “tail”]</text:p>
          </table:table-cell>
        </table:table-row>
        <table:table-row table:style-name="ro1">
          <table:table-cell office:value-type="string">
            <text:p>fox93.jpg</text:p>
          </table:table-cell>
          <table:table-cell office:value-type="string">
            <text:p>[“eye”, “nose”, “orange”, “whiskers”, “ear”, “legs”, ”mouth”, “tail”]</text:p>
          </table:table-cell>
        </table:table-row>
        <table:table-row table:style-name="ro1">
          <table:table-cell office:value-type="string">
            <text:p>fox94.jpg</text:p>
          </table:table-cell>
          <table:table-cell office:value-type="string">
            <text:p>[“eye”, “nose”, “orange”, “ears”, “legs”, ”mouth”, “tail”]</text:p>
          </table:table-cell>
        </table:table-row>
        <table:table-row table:style-name="ro1">
          <table:table-cell office:value-type="string">
            <text:p>fox95.jpg</text:p>
          </table:table-cell>
          <table:table-cell office:value-type="string">
            <text:p>[“eyes”, “nose”, “orange”, “whiskers”, “ears”, “legs”, ”mouth”, “tongue”, “teeth”, “tail”]</text:p>
          </table:table-cell>
        </table:table-row>
        <table:table-row table:style-name="ro1">
          <table:table-cell office:value-type="string">
            <text:p>fox96.jpg</text:p>
          </table:table-cell>
          <table:table-cell office:value-type="string">
            <text:p>[“eyes”, “nose”, “orange”, “whiskers”, “ears”, “legs”, ”mouth”, “tongue”, “teeth”, “tail”]</text:p>
          </table:table-cell>
        </table:table-row>
        <table:table-row table:style-name="ro1">
          <table:table-cell office:value-type="string">
            <text:p>fox97.jpg</text:p>
          </table:table-cell>
          <table:table-cell office:value-type="string">
            <text:p>[“eyes”, “nose”, “orange”, “whiskers”, “ears”, “legs”, ”mouth”, “tail”]</text:p>
          </table:table-cell>
        </table:table-row>
        <table:table-row table:style-name="ro1">
          <table:table-cell office:value-type="string">
            <text:p>fox98.jpg</text:p>
          </table:table-cell>
          <table:table-cell office:value-type="string">
            <text:p>[“eyes”, “nose”, “orange”, “whiskers”, “ears”, “legs”, “tail”]</text:p>
          </table:table-cell>
        </table:table-row>
        <table:table-row table:style-name="ro1">
          <table:table-cell office:value-type="string">
            <text:p>fox99.jpg</text:p>
          </table:table-cell>
          <table:table-cell office:value-type="string">
            <text:p>[“eyes”, “nose”, “gray”, “ear”, “legs”, ”mouth”, “tail”]</text:p>
          </table:table-cell>
        </table:table-row>
        <table:table-row table:style-name="ro1">
          <table:table-cell office:value-type="string">
            <text:p>fox100.jpg</text:p>
          </table:table-cell>
          <table:table-cell office:value-type="string">
            <text:p>[“eyes”, “nose”, “orange”, “ear”, “legs”, “tail”]</text:p>
          </table:table-cell>
        </table:table-row>
        <table:table-row table:style-name="ro1">
          <table:table-cell office:value-type="string">
            <text:p>hyena1.jpg</text:p>
          </table:table-cell>
          <table:table-cell office:value-type="string">
            <text:p>[“eye”, “nose”, “beige”, “ears”, “legs”, ”mouth”, “spots”]</text:p>
          </table:table-cell>
        </table:table-row>
        <table:table-row table:style-name="ro1">
          <table:table-cell office:value-type="string">
            <text:p>hyena2.jpg</text:p>
          </table:table-cell>
          <table:table-cell office:value-type="string">
            <text:p>[“eyes”, “nose”, “beige”, “ears”, “legs”, ”mouth”, “spots”]</text:p>
          </table:table-cell>
        </table:table-row>
        <table:table-row table:style-name="ro1">
          <table:table-cell office:value-type="string">
            <text:p>hyena3.jpg</text:p>
          </table:table-cell>
          <table:table-cell office:value-type="string">
            <text:p>[“eye”, “nose”, “beige”, “ears”, “legs”, ”mouth”, “teeth”, “spots”]</text:p>
          </table:table-cell>
        </table:table-row>
        <table:table-row table:style-name="ro1">
          <table:table-cell office:value-type="string">
            <text:p>hyena4.jpg</text:p>
          </table:table-cell>
          <table:table-cell office:value-type="string">
            <text:p>[“eyes”, “nose”, “beige”, “ears”, “legs”, ”mouth”, “tail”, “spots”]</text:p>
          </table:table-cell>
        </table:table-row>
        <table:table-row table:style-name="ro1">
          <table:table-cell office:value-type="string">
            <text:p>hyena5.jpg</text:p>
          </table:table-cell>
          <table:table-cell office:value-type="string">
            <text:p>[“eye”, “nose”, “beige”, “ears”, “legs”, ”mouth”, “tail”, “spots”]</text:p>
          </table:table-cell>
        </table:table-row>
        <table:table-row table:style-name="ro1">
          <table:table-cell office:value-type="string">
            <text:p>hyena6.jpg</text:p>
          </table:table-cell>
          <table:table-cell office:value-type="string">
            <text:p>[“eyes”, “nose”, “beige”, “ears”, “legs”, ”mouth”, “spots”]</text:p>
          </table:table-cell>
        </table:table-row>
        <table:table-row table:style-name="ro1">
          <table:table-cell office:value-type="string">
            <text:p>hyena7.jpg</text:p>
          </table:table-cell>
          <table:table-cell office:value-type="string">
            <text:p>[“eyes”, “nose”, “beige”, “ears”, “legs”, ”mouth”, “tail”, “spots”]</text:p>
          </table:table-cell>
        </table:table-row>
        <table:table-row table:style-name="ro1">
          <table:table-cell office:value-type="string">
            <text:p>hyena8.jpg</text:p>
          </table:table-cell>
          <table:table-cell office:value-type="string">
            <text:p>[“eyes”, “nose”, “beige”, “ears”, “legs”, ”mouth”, “whiskers”, “spots”]</text:p>
          </table:table-cell>
        </table:table-row>
        <table:table-row table:style-name="ro1">
          <table:table-cell office:value-type="string">
            <text:p>hyena9.jpg</text:p>
          </table:table-cell>
          <table:table-cell office:value-type="string">
            <text:p>[“eyes”, “nose”, “beige”, “ears”, “legs”, ”mouth”, “whiskers”, “tail”, “spots”]</text:p>
          </table:table-cell>
        </table:table-row>
        <table:table-row table:style-name="ro1">
          <table:table-cell office:value-type="string">
            <text:p>hyena10.jpg</text:p>
          </table:table-cell>
          <table:table-cell office:value-type="string">
            <text:p>[“eyes”, “nose”, “beige”, “ears”, “legs”, ”mouth”, “whiskers”, “tail”, “spots”]</text:p>
          </table:table-cell>
        </table:table-row>
        <table:table-row table:style-name="ro1">
          <table:table-cell office:value-type="string">
            <text:p>hyena11.jpg</text:p>
          </table:table-cell>
          <table:table-cell office:value-type="string">
            <text:p>[“eyes”, “nose”, “beige”, “ears”, “legs”, ”mouth”, “whiskers”, “tail”, “teeth”, “tongue”, “spots”]</text:p>
          </table:table-cell>
        </table:table-row>
        <table:table-row table:style-name="ro1">
          <table:table-cell office:value-type="string">
            <text:p>hyena12.jpg</text:p>
          </table:table-cell>
          <table:table-cell office:value-type="string">
            <text:p>[“eyes”, “nose”, “beige”, “ears”, ”mouth”, “whiskers”]</text:p>
          </table:table-cell>
        </table:table-row>
        <table:table-row table:style-name="ro1">
          <table:table-cell office:value-type="string">
            <text:p>hyena13.jpg</text:p>
          </table:table-cell>
          <table:table-cell office:value-type="string">
            <text:p>[“eyes”, “nose”, “beige”, “ears”, “legs”, ”mouth”, “whiskers”, “teeth”, “tongue”, “spots”]</text:p>
          </table:table-cell>
        </table:table-row>
        <table:table-row table:style-name="ro1">
          <table:table-cell office:value-type="string">
            <text:p>hyena14.jpg</text:p>
          </table:table-cell>
          <table:table-cell office:value-type="string">
            <text:p>[“eye”, “nose”, “beige”, “ears”, ”mouth”, “whiskers”, “teeth”, “tongue”, “spots”]</text:p>
          </table:table-cell>
        </table:table-row>
        <table:table-row table:style-name="ro1">
          <table:table-cell office:value-type="string">
            <text:p>hyena15.jpg</text:p>
          </table:table-cell>
          <table:table-cell office:value-type="string">
            <text:p>[“eye”, “nose”, “beige”, “ears”, “legs”, ”mouth”, “whiskers”, “tail, “spots”] <text:s text:c="3"/></text:p>
          </table:table-cell>
        </table:table-row>
        <table:table-row table:style-name="ro1">
          <table:table-cell office:value-type="string">
            <text:p>hyena16.jpg</text:p>
          </table:table-cell>
          <table:table-cell office:value-type="string">
            <text:p>[“eyes”, “nose”, “beige”, “ears”, ”mouth”, “whiskers”, “teeth”, “tongue”, “spots”]</text:p>
          </table:table-cell>
        </table:table-row>
        <table:table-row table:style-name="ro1">
          <table:table-cell office:value-type="string">
            <text:p>hyena17.jpg</text:p>
          </table:table-cell>
          <table:table-cell office:value-type="string">
            <text:p>[“eyes”, “nose”, “beige”, “ears”, ”mouth”, “whiskers”, “spots”]</text:p>
          </table:table-cell>
        </table:table-row>
        <table:table-row table:style-name="ro1">
          <table:table-cell office:value-type="string">
            <text:p>hyena18.jpg</text:p>
          </table:table-cell>
          <table:table-cell office:value-type="string">
            <text:p>[“eyes”, “nose”, “beige”, “ears”, ”mouth”, “whiskers”, “teeth”, “tongue”, “spots”]</text:p>
          </table:table-cell>
        </table:table-row>
        <table:table-row table:style-name="ro1">
          <table:table-cell office:value-type="string">
            <text:p>hyena19.jpg</text:p>
          </table:table-cell>
          <table:table-cell office:value-type="string">
            <text:p>[“eye”, “nose”, “beige”, “ears”, ”mouth”, “whiskers”]</text:p>
          </table:table-cell>
        </table:table-row>
        <table:table-row table:style-name="ro1">
          <table:table-cell office:value-type="string">
            <text:p>hyena20.jpg</text:p>
          </table:table-cell>
          <table:table-cell office:value-type="string">
            <text:p>[“eye”, “nose”, “beige”, “ears”, ”mouth”, “whiskers”, “teeth”, “tongue”, “spots”]</text:p>
          </table:table-cell>
        </table:table-row>
        <table:table-row table:style-name="ro1">
          <table:table-cell office:value-type="string">
            <text:p>hyena21.jpg</text:p>
          </table:table-cell>
          <table:table-cell office:value-type="string">
            <text:p>[“eyes”, “nose”, “beige”, “ears”, “legs”, ”mouth”, “whiskers”, “spots”]</text:p>
          </table:table-cell>
        </table:table-row>
        <table:table-row table:style-name="ro1">
          <table:table-cell office:value-type="string">
            <text:p>hyena22.jpg</text:p>
          </table:table-cell>
          <table:table-cell office:value-type="string">
            <text:p>[“eyes”, “nose”, “beige”, “ears”, ”mouth”, “whiskers”, “spots”]</text:p>
          </table:table-cell>
        </table:table-row>
        <table:table-row table:style-name="ro1">
          <table:table-cell office:value-type="string">
            <text:p>hyena23.jpg</text:p>
          </table:table-cell>
          <table:table-cell office:value-type="string">
            <text:p>[“eye”, “nose”, “beige”, “ears”, ”mouth”, “whiskers”]</text:p>
          </table:table-cell>
        </table:table-row>
        <table:table-row table:style-name="ro1">
          <table:table-cell office:value-type="string">
            <text:p>hyena24.jpg</text:p>
          </table:table-cell>
          <table:table-cell office:value-type="string">
            <text:p>[“eyes”, “nose”, “beige”, “ears”, ”mouth”]</text:p>
          </table:table-cell>
        </table:table-row>
        <table:table-row table:style-name="ro1">
          <table:table-cell office:value-type="string">
            <text:p>hyena25.jpg</text:p>
          </table:table-cell>
          <table:table-cell office:value-type="string">
            <text:p>[“eye”, “nose”, “beige”, “ears”, ”mouth”, “whiskers”, “legs”, “spots”]</text:p>
          </table:table-cell>
        </table:table-row>
        <table:table-row table:style-name="ro1">
          <table:table-cell office:value-type="string">
            <text:p>hyena26.jpg</text:p>
          </table:table-cell>
          <table:table-cell office:value-type="string">
            <text:p>[“eyes”, “nose”, “beige”, “ears”, ”mouth”, “spots”]</text:p>
          </table:table-cell>
        </table:table-row>
        <table:table-row table:style-name="ro1">
          <table:table-cell office:value-type="string">
            <text:p>hyena27.jpg</text:p>
          </table:table-cell>
          <table:table-cell office:value-type="string">
            <text:p>[“eyes”, “nose”, “grey”, “ears”, ”mouth”, “whiskers”, “legs”]</text:p>
          </table:table-cell>
        </table:table-row>
        <table:table-row table:style-name="ro1">
          <table:table-cell office:value-type="string">
            <text:p>hyena28.jpg</text:p>
          </table:table-cell>
          <table:table-cell office:value-type="string">
            <text:p>[“eye”, “nose”, “beige”, “ear”, ”mouth”, “tail”, “legs”]</text:p>
          </table:table-cell>
        </table:table-row>
        <table:table-row table:style-name="ro1">
          <table:table-cell office:value-type="string">
            <text:p>hyena29.jpg</text:p>
          </table:table-cell>
          <table:table-cell office:value-type="string">
            <text:p>[“eye”, “nose”, “beige”, “ear”, ”mouth”, “tongue”, “tail”, “spots”, “legs”]</text:p>
          </table:table-cell>
        </table:table-row>
        <table:table-row table:style-name="ro1">
          <table:table-cell office:value-type="string">
            <text:p>hyena30.jpg</text:p>
          </table:table-cell>
          <table:table-cell office:value-type="string">
            <text:p>[“eyes”, “nose”, “beige”, “ears”, ”mouth”, “tail”, “legs”]</text:p>
          </table:table-cell>
        </table:table-row>
        <table:table-row table:style-name="ro1">
          <table:table-cell office:value-type="string">
            <text:p>hyena31.jpg</text:p>
          </table:table-cell>
          <table:table-cell office:value-type="string">
            <text:p>[“eyes”, “nose”, “beige”, “ears”, ”mouth”, “whiskers”, “legs”, “spots”]</text:p>
          </table:table-cell>
        </table:table-row>
        <table:table-row table:style-name="ro1">
          <table:table-cell office:value-type="string">
            <text:p>hyena32.jpg</text:p>
          </table:table-cell>
          <table:table-cell office:value-type="string">
            <text:p>[“eye”, “nose”, “beige”, “ears”, ”mouth”, “teeth”, “tongue”, “whiskers”]</text:p>
          </table:table-cell>
        </table:table-row>
        <table:table-row table:style-name="ro1">
          <table:table-cell office:value-type="string">
            <text:p>hyena33.jpg</text:p>
          </table:table-cell>
          <table:table-cell office:value-type="string">
            <text:p>[“eyes”, “nose”, “beige”, “ears”, ”mouth”, “tongue”, “whiskers”]</text:p>
          </table:table-cell>
        </table:table-row>
        <table:table-row table:style-name="ro1">
          <table:table-cell office:value-type="string">
            <text:p>hyena34.jpg</text:p>
          </table:table-cell>
          <table:table-cell office:value-type="string">
            <text:p>[“eyes”, “nose”, “beige”, “ears”, ”mouth”, “whiskers”]</text:p>
          </table:table-cell>
        </table:table-row>
        <table:table-row table:style-name="ro1">
          <table:table-cell office:value-type="string">
            <text:p>hyena35.jpg</text:p>
          </table:table-cell>
          <table:table-cell office:value-type="string">
            <text:p>[“eyes”, “nose”, “beige”, “ears”, ”mouth”, “tongue”, “whiskers”]</text:p>
          </table:table-cell>
        </table:table-row>
        <table:table-row table:style-name="ro1">
          <table:table-cell office:value-type="string">
            <text:p>hyena36.jpg</text:p>
          </table:table-cell>
          <table:table-cell office:value-type="string">
            <text:p>[“eyes”, “nose”, “beige”, “ears”, ”mouth”, “teeth”, “tongue”, “whiskers”, “spots”]</text:p>
          </table:table-cell>
        </table:table-row>
        <table:table-row table:style-name="ro1">
          <table:table-cell office:value-type="string">
            <text:p>hyena37.jpg</text:p>
          </table:table-cell>
          <table:table-cell office:value-type="string">
            <text:p>[“eye”, “nose”, “beige”, “ears”, ”mouth”, “teeth”, “tongue”, “whiskers”]</text:p>
          </table:table-cell>
        </table:table-row>
        <table:table-row table:style-name="ro1">
          <table:table-cell office:value-type="string">
            <text:p>hyena38.jpg</text:p>
          </table:table-cell>
          <table:table-cell office:value-type="string">
            <text:p>[“eyes”, “nose”, “beige”, “ears”, ”mouth”, “teeth”, “tongue”, “whiskers”, “spots”]</text:p>
          </table:table-cell>
        </table:table-row>
        <table:table-row table:style-name="ro1">
          <table:table-cell office:value-type="string">
            <text:p>hyena39.jpg</text:p>
          </table:table-cell>
          <table:table-cell office:value-type="string">
            <text:p>[“eyes”, “nose”, “beige”, “ears”, ”mouth”, “spots”]</text:p>
          </table:table-cell>
        </table:table-row>
        <table:table-row table:style-name="ro1">
          <table:table-cell office:value-type="string">
            <text:p>hyena40.jpg</text:p>
          </table:table-cell>
          <table:table-cell office:value-type="string">
            <text:p>[“eye”, “nose”, “beige”, “ears”, ”mouth”, “spots”] <text:s text:c="3"/></text:p>
          </table:table-cell>
        </table:table-row>
        <table:table-row table:style-name="ro1">
          <table:table-cell office:value-type="string">
            <text:p>hyena41.jpg</text:p>
          </table:table-cell>
          <table:table-cell office:value-type="string">
            <text:p>[“eyes”, “nose”, “beige”, “ears”, ”mouth”, “legs”, “tail”, “spots”]</text:p>
          </table:table-cell>
        </table:table-row>
        <table:table-row table:style-name="ro1">
          <table:table-cell office:value-type="string">
            <text:p>hyena42.jpg</text:p>
          </table:table-cell>
          <table:table-cell office:value-type="string">
            <text:p>[“eyes”, “nose”, “beige”, “ears”, ”mouth”, “legs”, “teeth”, “tongue”, “spots”]</text:p>
          </table:table-cell>
        </table:table-row>
        <table:table-row table:style-name="ro1">
          <table:table-cell office:value-type="string">
            <text:p>hyena43.jpg</text:p>
          </table:table-cell>
          <table:table-cell office:value-type="string">
            <text:p>[“eyes”, “nose”, “beige”, “ears”, ”mouth”, “legs”, “spots”]</text:p>
          </table:table-cell>
        </table:table-row>
        <table:table-row table:style-name="ro1">
          <table:table-cell office:value-type="string">
            <text:p>hyena44.jpg</text:p>
          </table:table-cell>
          <table:table-cell office:value-type="string">
            <text:p>[“eye”, “nose”, “beige”, “ears”, ”mouth”, “legs”, “tail”, “spots”]</text:p>
          </table:table-cell>
        </table:table-row>
        <table:table-row table:style-name="ro1">
          <table:table-cell office:value-type="string">
            <text:p>hyena45.jpg</text:p>
          </table:table-cell>
          <table:table-cell office:value-type="string">
            <text:p>[“eyes”, “nose”, “beige”, “ears”, ”mouth”, “teeth”, “tongue”]</text:p>
          </table:table-cell>
        </table:table-row>
        <table:table-row table:style-name="ro1">
          <table:table-cell office:value-type="string">
            <text:p>hyena46.jpg</text:p>
          </table:table-cell>
          <table:table-cell office:value-type="string">
            <text:p>[“eye”, “nose”, “beige”, “ears”, ”mouth”, “legs”, “tail”, “spots”]</text:p>
          </table:table-cell>
        </table:table-row>
        <table:table-row table:style-name="ro1">
          <table:table-cell office:value-type="string">
            <text:p>hyena47.jpg</text:p>
          </table:table-cell>
          <table:table-cell office:value-type="string">
            <text:p>[“eye”, “nose”, “beige”, “ears”, “mouth”, ”teeth”, “tongue”, “legs”, “spots”]</text:p>
          </table:table-cell>
        </table:table-row>
        <table:table-row table:style-name="ro1">
          <table:table-cell office:value-type="string">
            <text:p>hyena48.jpg</text:p>
          </table:table-cell>
          <table:table-cell office:value-type="string">
            <text:p>[“eye”, “nose”, “beige”, “mouth”, “ears”, “legs”]</text:p>
          </table:table-cell>
        </table:table-row>
        <table:table-row table:style-name="ro1">
          <table:table-cell office:value-type="string">
            <text:p>hyena49.jpg</text:p>
          </table:table-cell>
          <table:table-cell office:value-type="string">
            <text:p>[“eyes”, “nose”, “beige”, “mouth”, “ears”, ”tail”, “legs”, “spots”]</text:p>
          </table:table-cell>
        </table:table-row>
        <table:table-row table:style-name="ro1">
          <table:table-cell office:value-type="string">
            <text:p>hyena50.jpg</text:p>
          </table:table-cell>
          <table:table-cell office:value-type="string">
            <text:p>[“eye”, “nose”, “beige”, “mouth”, “ears”, ”teeth”, “tail”, “legs”, “spots”]</text:p>
          </table:table-cell>
        </table:table-row>
        <table:table-row table:style-name="ro1">
          <table:table-cell office:value-type="string">
            <text:p>hyena51.jpg</text:p>
          </table:table-cell>
          <table:table-cell office:value-type="string">
            <text:p>[“eyes”, “nose”, “mouth”, “grey”, “ears”]</text:p>
          </table:table-cell>
        </table:table-row>
        <table:table-row table:style-name="ro1">
          <table:table-cell office:value-type="string">
            <text:p>hyena52.jpg</text:p>
          </table:table-cell>
          <table:table-cell office:value-type="string">
            <text:p>[“eyes”, “nose”, “mouth”, “grey”, “ears”]</text:p>
          </table:table-cell>
        </table:table-row>
        <table:table-row table:style-name="ro1">
          <table:table-cell office:value-type="string">
            <text:p>hyena53.jpg</text:p>
          </table:table-cell>
          <table:table-cell office:value-type="string">
            <text:p>[“eyes”, “nose”, “mouth”, “grey”, “ears”]</text:p>
          </table:table-cell>
        </table:table-row>
        <table:table-row table:style-name="ro1">
          <table:table-cell office:value-type="string">
            <text:p>hyena54.jpg</text:p>
          </table:table-cell>
          <table:table-cell office:value-type="string">
            <text:p>[“eyes”, “nose”, “mouth”, “grey”, “legs”, “ears”]</text:p>
          </table:table-cell>
        </table:table-row>
        <table:table-row table:style-name="ro1">
          <table:table-cell office:value-type="string">
            <text:p>hyena55.jpg</text:p>
          </table:table-cell>
          <table:table-cell office:value-type="string">
            <text:p>[“eyes”, “nose”, “mouth”, “beige”, “legs”, “ears”, “spots”]</text:p>
          </table:table-cell>
        </table:table-row>
        <table:table-row table:style-name="ro1">
          <table:table-cell office:value-type="string">
            <text:p>hyena56.jpg</text:p>
          </table:table-cell>
          <table:table-cell office:value-type="string">
            <text:p>[“eyes”, “nose”, “mouth”, “beige”, “legs”, “ears”]</text:p>
          </table:table-cell>
        </table:table-row>
        <table:table-row table:style-name="ro1">
          <table:table-cell office:value-type="string">
            <text:p>hyena57.jpg</text:p>
          </table:table-cell>
          <table:table-cell office:value-type="string">
            <text:p>[“eyes”, “nose”, “mouth”, “grey”, “ears”, “whiskers”]</text:p>
          </table:table-cell>
        </table:table-row>
        <table:table-row table:style-name="ro1">
          <table:table-cell office:value-type="string">
            <text:p>hyena58.jpg</text:p>
          </table:table-cell>
          <table:table-cell office:value-type="string">
            <text:p>[“eyes”, “nose”, “mouth”, “beige”, “ears”, “spots”, “whiskers”]</text:p>
          </table:table-cell>
        </table:table-row>
        <table:table-row table:style-name="ro1">
          <table:table-cell office:value-type="string">
            <text:p>hyena59.jpg</text:p>
          </table:table-cell>
          <table:table-cell office:value-type="string">
            <text:p>[“eyes”, “nose”, “mouth”, “grey”, “ears”, “leg”]</text:p>
          </table:table-cell>
        </table:table-row>
        <table:table-row table:style-name="ro1">
          <table:table-cell office:value-type="string">
            <text:p>hyena60.jpg</text:p>
          </table:table-cell>
          <table:table-cell office:value-type="string">
            <text:p>[“eyes”, “nose”, “mouth”, “brown”, “ears”, “tongue”, “whiskers”]</text:p>
          </table:table-cell>
        </table:table-row>
        <table:table-row table:style-name="ro1">
          <table:table-cell office:value-type="string">
            <text:p>hyena61.jpg</text:p>
          </table:table-cell>
          <table:table-cell office:value-type="string">
            <text:p>[“eyes”, “nose”, “mouth”, “grey”, “ears”, “legs”]</text:p>
          </table:table-cell>
        </table:table-row>
        <table:table-row table:style-name="ro1">
          <table:table-cell office:value-type="string">
            <text:p>hyena62.jpg</text:p>
          </table:table-cell>
          <table:table-cell office:value-type="string">
            <text:p>[“eyes”, “nose”, “mouth”, “beige”, “ears”, “legs”, “tail”, “spots”]</text:p>
          </table:table-cell>
        </table:table-row>
        <table:table-row table:style-name="ro1">
          <table:table-cell office:value-type="string">
            <text:p>hyena63.jpg</text:p>
          </table:table-cell>
          <table:table-cell office:value-type="string">
            <text:p>[“eyes”, “nose”, “mouth”, “brown”, “ears”, “legs”]</text:p>
          </table:table-cell>
        </table:table-row>
        <table:table-row table:style-name="ro1">
          <table:table-cell office:value-type="string">
            <text:p>hyena64.jpg</text:p>
          </table:table-cell>
          <table:table-cell office:value-type="string">
            <text:p>[“eye”, “nose”, “mouth”, “beige”, “ears”, “legs”, “spots”]</text:p>
          </table:table-cell>
        </table:table-row>
        <table:table-row table:style-name="ro1">
          <table:table-cell office:value-type="string">
            <text:p>hyena65.jpg</text:p>
          </table:table-cell>
          <table:table-cell office:value-type="string">
            <text:p>[“eyes”, “nose”, “mouth”, “brown”, “ears”, “legs”]</text:p>
          </table:table-cell>
        </table:table-row>
        <table:table-row table:style-name="ro1">
          <table:table-cell office:value-type="string">
            <text:p>hyena66.jpg</text:p>
          </table:table-cell>
          <table:table-cell office:value-type="string">
            <text:p>[“eyes”, “nose”, “mouth”, “beige”, “ears”, “tail”, “spots”]</text:p>
          </table:table-cell>
        </table:table-row>
        <table:table-row table:style-name="ro1">
          <table:table-cell office:value-type="string">
            <text:p>hyena67.jpg</text:p>
          </table:table-cell>
          <table:table-cell office:value-type="string">
            <text:p>[“eyes”, “nose”, “mouth”, “beige”, “ears”, “tail”, “spots”]</text:p>
          </table:table-cell>
        </table:table-row>
        <table:table-row table:style-name="ro1">
          <table:table-cell office:value-type="string">
            <text:p>hyena68.jpg</text:p>
          </table:table-cell>
          <table:table-cell office:value-type="string">
            <text:p>[“eyes”, “nose”, “mouth”, “beige”, “ears”, “legs”, “spots”]</text:p>
          </table:table-cell>
        </table:table-row>
        <table:table-row table:style-name="ro1">
          <table:table-cell office:value-type="string">
            <text:p>hyena69.jpg</text:p>
          </table:table-cell>
          <table:table-cell office:value-type="string">
            <text:p>[“eyes”, “nose”, “mouth”, “beige”, “ears”, “leg”, “tongue”, “teeth”, “spots”]</text:p>
          </table:table-cell>
        </table:table-row>
        <table:table-row table:style-name="ro1">
          <table:table-cell office:value-type="string">
            <text:p>hyena70.jpg</text:p>
          </table:table-cell>
          <table:table-cell office:value-type="string">
            <text:p>[“eye”, “nose”, “mouth”, “beige”, “ear”, “legs”, “tail”, “spots”]</text:p>
          </table:table-cell>
        </table:table-row>
        <table:table-row table:style-name="ro1">
          <table:table-cell office:value-type="string">
            <text:p>hyena71.jpg</text:p>
          </table:table-cell>
          <table:table-cell office:value-type="string">
            <text:p>[“eyes”, “nose”, “mouth”, “beige”, “ears”, “legs”, “tail”, “spots”]</text:p>
          </table:table-cell>
        </table:table-row>
        <table:table-row table:style-name="ro1">
          <table:table-cell office:value-type="string">
            <text:p>hyena72.jpg</text:p>
          </table:table-cell>
          <table:table-cell office:value-type="string">
            <text:p>[“eyes”, “nose”, “mouth”, “brown”, “ears”, “legs”, “tail”, “spots”]</text:p>
          </table:table-cell>
        </table:table-row>
        <table:table-row table:style-name="ro1">
          <table:table-cell office:value-type="string">
            <text:p>hyena73.jpg</text:p>
          </table:table-cell>
          <table:table-cell office:value-type="string">
            <text:p>[“eyes”, “nose”, “mouth”, “beige”, “ears”, “spots”]</text:p>
          </table:table-cell>
        </table:table-row>
        <table:table-row table:style-name="ro1">
          <table:table-cell office:value-type="string">
            <text:p>hyena74.jpg</text:p>
          </table:table-cell>
          <table:table-cell office:value-type="string">
            <text:p>[“eyes”, “nose”, “mouth”, “beige”, “whiskers”, “ears”, “spots”]</text:p>
          </table:table-cell>
        </table:table-row>
        <table:table-row table:style-name="ro1">
          <table:table-cell office:value-type="string">
            <text:p>hyena75.jpg</text:p>
          </table:table-cell>
          <table:table-cell office:value-type="string">
            <text:p>[“eyes”, “nose”, “mouth”, “beige”, “ears”, “spots”]</text:p>
          </table:table-cell>
        </table:table-row>
        <table:table-row table:style-name="ro1">
          <table:table-cell office:value-type="string">
            <text:p>hyena76.jpg</text:p>
          </table:table-cell>
          <table:table-cell office:value-type="string">
            <text:p>[“eyes”, “nose”, “mouth”, “beige”, “whiskers”, “ears”]</text:p>
          </table:table-cell>
        </table:table-row>
        <table:table-row table:style-name="ro1">
          <table:table-cell office:value-type="string">
            <text:p>hyena77.jpg</text:p>
          </table:table-cell>
          <table:table-cell office:value-type="string">
            <text:p>[“eyes”, “nose”, “mouth”, “beige”, “whiskers”, “ears”, “spots”]</text:p>
          </table:table-cell>
        </table:table-row>
        <table:table-row table:style-name="ro1">
          <table:table-cell office:value-type="string">
            <text:p>hyena78.jpg</text:p>
          </table:table-cell>
          <table:table-cell office:value-type="string">
            <text:p>[“eyes”, “nose”, “mouth”, “gray”, “whiskers”, “ears”]</text:p>
          </table:table-cell>
        </table:table-row>
        <table:table-row table:style-name="ro1">
          <table:table-cell office:value-type="string">
            <text:p>hyena79.jpg</text:p>
          </table:table-cell>
          <table:table-cell office:value-type="string">
            <text:p>[“eyes”, “nose”, “mouth”, “beige”, “whiskers”, “ears”, “spots”]</text:p>
          </table:table-cell>
        </table:table-row>
        <table:table-row table:style-name="ro1">
          <table:table-cell office:value-type="string">
            <text:p>hyena80.jpg</text:p>
          </table:table-cell>
          <table:table-cell office:value-type="string">
            <text:p>[“eyes”, “nose”, “mouth”, “grey”, “ears”]</text:p>
          </table:table-cell>
        </table:table-row>
        <table:table-row table:style-name="ro1">
          <table:table-cell office:value-type="string">
            <text:p>hyena81.jpg</text:p>
          </table:table-cell>
          <table:table-cell office:value-type="string">
            <text:p>[“beige”, “ear”, “legs”, “tail”, “spots”]</text:p>
          </table:table-cell>
        </table:table-row>
        <table:table-row table:style-name="ro1">
          <table:table-cell office:value-type="string">
            <text:p>hyena82.jpg</text:p>
          </table:table-cell>
          <table:table-cell office:value-type="string">
            <text:p>[“eye”, “nose”, “mouth”, “beige”, “legs”, “tail”, “ears”, “spots”]</text:p>
          </table:table-cell>
        </table:table-row>
        <table:table-row table:style-name="ro1">
          <table:table-cell office:value-type="string">
            <text:p>hyena83.jpg</text:p>
          </table:table-cell>
          <table:table-cell office:value-type="string">
            <text:p>[“beige”, “ears”]</text:p>
          </table:table-cell>
        </table:table-row>
        <table:table-row table:style-name="ro1">
          <table:table-cell office:value-type="string">
            <text:p>hyena84.jpg</text:p>
          </table:table-cell>
          <table:table-cell office:value-type="string">
            <text:p>[“eyes”, “nose”, “mouth”, “beige”, “whiskers”, “ears”, “spots”]</text:p>
          </table:table-cell>
        </table:table-row>
        <table:table-row table:style-name="ro1">
          <table:table-cell office:value-type="string">
            <text:p>hyena85.jpg</text:p>
          </table:table-cell>
          <table:table-cell office:value-type="string">
            <text:p>[“eyes”, “nose”, “mouth”, “beige”, “legs”, “tail”, “ears”, “spots”]</text:p>
          </table:table-cell>
        </table:table-row>
        <table:table-row table:style-name="ro1">
          <table:table-cell office:value-type="string">
            <text:p>hyena86.jpg</text:p>
          </table:table-cell>
          <table:table-cell office:value-type="string">
            <text:p>[“eyes”, “nose”, “mouth”, “beige”, “legs”, “ears”, “spots”]</text:p>
          </table:table-cell>
        </table:table-row>
        <table:table-row table:style-name="ro1">
          <table:table-cell office:value-type="string">
            <text:p>hyena87.jpg</text:p>
          </table:table-cell>
          <table:table-cell office:value-type="string">
            <text:p>[“eyes”, “nose”, “mouth”, “beige”, “legs”, “ears”]</text:p>
          </table:table-cell>
        </table:table-row>
        <table:table-row table:style-name="ro1">
          <table:table-cell office:value-type="string">
            <text:p>hyena88.jpg</text:p>
          </table:table-cell>
          <table:table-cell office:value-type="string">
            <text:p>[“eyes”, “nose”, “mouth”, “beige”, “legs”, “ears”, “tongue”, “teeth”, “spots”]</text:p>
          </table:table-cell>
        </table:table-row>
        <table:table-row table:style-name="ro1">
          <table:table-cell office:value-type="string">
            <text:p>hyena89.jpg</text:p>
          </table:table-cell>
          <table:table-cell office:value-type="string">
            <text:p>[“eyes”, “nose”, “mouth”, “beige”, “ears”, “tongue”, “teeth”, “spots”]</text:p>
          </table:table-cell>
        </table:table-row>
        <table:table-row table:style-name="ro1">
          <table:table-cell office:value-type="string">
            <text:p>hyena90.jpg</text:p>
          </table:table-cell>
          <table:table-cell office:value-type="string">
            <text:p>[“eyes”, “nose”, “mouth”, “beige”, “ears”, “tongue”, “teeth”, “spots”]</text:p>
          </table:table-cell>
        </table:table-row>
        <table:table-row table:style-name="ro1">
          <table:table-cell office:value-type="string">
            <text:p>hyena91.jpg</text:p>
          </table:table-cell>
          <table:table-cell office:value-type="string">
            <text:p>[“eyes”, “nose”, “mouth”, “beige”, “ears”, “tongue”, “teeth”, “spots”]</text:p>
          </table:table-cell>
        </table:table-row>
        <table:table-row table:style-name="ro1">
          <table:table-cell office:value-type="string">
            <text:p>hyena92.jpg</text:p>
          </table:table-cell>
          <table:table-cell office:value-type="string">
            <text:p>[“eyes”, “nose”, “mouth”, “beige”, “ears”, “spots”]</text:p>
          </table:table-cell>
        </table:table-row>
        <table:table-row table:style-name="ro1">
          <table:table-cell office:value-type="string">
            <text:p>hyena93.jpg</text:p>
          </table:table-cell>
          <table:table-cell office:value-type="string">
            <text:p>[“eyes”, “nose”, “mouth”, “beige”, “ears”, “tongue”, “teeth”]</text:p>
          </table:table-cell>
        </table:table-row>
        <table:table-row table:style-name="ro1">
          <table:table-cell office:value-type="string">
            <text:p>hyena94.jpg</text:p>
          </table:table-cell>
          <table:table-cell office:value-type="string">
            <text:p>[“eyes”, “nose”, “mouth”, “beige”, “ears”, “tongue”, “teeth”, “spots”]</text:p>
          </table:table-cell>
        </table:table-row>
        <table:table-row table:style-name="ro1">
          <table:table-cell office:value-type="string">
            <text:p>hyena95.jpg</text:p>
          </table:table-cell>
          <table:table-cell office:value-type="string">
            <text:p>[“eyes”, “nose”, “mouth”, “beige”, “ears”, “tongue”, “teeth”]</text:p>
          </table:table-cell>
        </table:table-row>
        <table:table-row table:style-name="ro1">
          <table:table-cell office:value-type="string">
            <text:p>hyena96.jpg</text:p>
          </table:table-cell>
          <table:table-cell office:value-type="string">
            <text:p>[“eyes”, “nose”, “mouth”, “beige”, “ears”, “tongue”, “teeth”]</text:p>
          </table:table-cell>
        </table:table-row>
        <table:table-row table:style-name="ro1">
          <table:table-cell office:value-type="string">
            <text:p>hyena97.jpg</text:p>
          </table:table-cell>
          <table:table-cell office:value-type="string">
            <text:p>[“eyes”, “nose”, “mouth”, “beige”, “ear”, “whiskers”, “teeth”]</text:p>
          </table:table-cell>
        </table:table-row>
        <table:table-row table:style-name="ro1">
          <table:table-cell office:value-type="string">
            <text:p>hyena98.jpg</text:p>
          </table:table-cell>
          <table:table-cell office:value-type="string">
            <text:p>[“eye”, “nose”, “mouth”, “grey”, “ears”, “tongue”, “teeth”, “whiskers]</text:p>
          </table:table-cell>
        </table:table-row>
        <table:table-row table:style-name="ro1">
          <table:table-cell office:value-type="string">
            <text:p>hyena99.jpg</text:p>
          </table:table-cell>
          <table:table-cell office:value-type="string">
            <text:p>[“eyes”, “nose”, “mouth”, “beige”, “ears”, “legs”, “tail”, “spots”]</text:p>
          </table:table-cell>
        </table:table-row>
        <table:table-row table:style-name="ro1">
          <table:table-cell office:value-type="string">
            <text:p>hyena100.jpg</text:p>
          </table:table-cell>
          <table:table-cell office:value-type="string">
            <text:p>[“eyes”, “nose”, “mouth”, “beige”, “ears”, “teeth”, “tongue”, “spots”]</text:p>
          </table:table-cell>
        </table:table-row>
        <table:table-row table:style-name="ro1">
          <table:table-cell office:value-type="string">
            <text:p>wolf1.jpg</text:p>
          </table:table-cell>
          <table:table-cell office:value-type="string">
            <text:p>[“eyes”, “nose”, “mouth”, “grey”, “ears”, “legs”, “tail”]</text:p>
          </table:table-cell>
        </table:table-row>
        <table:table-row table:style-name="ro1">
          <table:table-cell office:value-type="string">
            <text:p>wolf2.jpg</text:p>
          </table:table-cell>
          <table:table-cell office:value-type="string">
            <text:p>[“eyes”, “nose”, “mouth”, “beige”, “ears”, “legs”, “tail”]</text:p>
          </table:table-cell>
        </table:table-row>
        <table:table-row table:style-name="ro1">
          <table:table-cell office:value-type="string">
            <text:p>wolf3.jpg</text:p>
          </table:table-cell>
          <table:table-cell office:value-type="string">
            <text:p>[“eye”, “nose”, “mouth”, “grey”, “ears”, “whiskers”]</text:p>
          </table:table-cell>
        </table:table-row>
        <table:table-row table:style-name="ro1">
          <table:table-cell office:value-type="string">
            <text:p>wolf4.jpg</text:p>
          </table:table-cell>
          <table:table-cell office:value-type="string">
            <text:p>[“eye”, “nose”, “mouth”, “grey”, “ears”, “whiskers”]</text:p>
          </table:table-cell>
        </table:table-row>
        <table:table-row table:style-name="ro1">
          <table:table-cell office:value-type="string">
            <text:p>wolf5.jpg</text:p>
          </table:table-cell>
          <table:table-cell office:value-type="string">
            <text:p>[“eyes”, “nose”, “mouth”, “grey”, “ears”, “whiskers”]</text:p>
          </table:table-cell>
        </table:table-row>
        <table:table-row table:style-name="ro1">
          <table:table-cell office:value-type="string">
            <text:p>wolf6.jpg</text:p>
          </table:table-cell>
          <table:table-cell office:value-type="string">
            <text:p>[“eye”, “nose”, “mouth”, “grey”, “ears”, “whiskers”]</text:p>
          </table:table-cell>
        </table:table-row>
        <table:table-row table:style-name="ro1">
          <table:table-cell office:value-type="string">
            <text:p>wolf7.jpg</text:p>
          </table:table-cell>
          <table:table-cell office:value-type="string">
            <text:p>[“eyes”, “nose”, “mouth”, “grey”, “ears”, “whiskers”, “teeth”, “tongue”]</text:p>
          </table:table-cell>
        </table:table-row>
        <table:table-row table:style-name="ro1">
          <table:table-cell office:value-type="string">
            <text:p>wolf8.jpg</text:p>
          </table:table-cell>
          <table:table-cell office:value-type="string">
            <text:p>[“eyes”, “nose”, “mouth”, “grey”, “ears”, “whiskers”, “teeth”, “tongue”]</text:p>
          </table:table-cell>
        </table:table-row>
        <table:table-row table:style-name="ro1">
          <table:table-cell office:value-type="string">
            <text:p>wolf9.jpg</text:p>
          </table:table-cell>
          <table:table-cell office:value-type="string">
            <text:p>[“eyes”, “nose”, “mouth”, “black”, “ears”, “whiskers”, “legs”, “teeth”, “tongue”]</text:p>
          </table:table-cell>
        </table:table-row>
        <table:table-row table:style-name="ro1">
          <table:table-cell office:value-type="string">
            <text:p>wolf10.jpg</text:p>
          </table:table-cell>
          <table:table-cell office:value-type="string">
            <text:p>[“eyes”, “nose”, “mouth”, “beige”, “ears”, “legs”, “tongue”]</text:p>
          </table:table-cell>
        </table:table-row>
        <table:table-row table:style-name="ro1">
          <table:table-cell office:value-type="string">
            <text:p>wolf11.jpg</text:p>
          </table:table-cell>
          <table:table-cell office:value-type="string">
            <text:p>[“eyes”, “nose”, “mouth”, “beige”, “ears”, “teeth”, “tongue”]</text:p>
          </table:table-cell>
        </table:table-row>
        <table:table-row table:style-name="ro1">
          <table:table-cell office:value-type="string">
            <text:p>wolf12.jpg</text:p>
          </table:table-cell>
          <table:table-cell office:value-type="string">
            <text:p>[“eyes”, “nose”, “mouth”, “grey”, “ear”, “teeth”, “whiskers”]</text:p>
          </table:table-cell>
        </table:table-row>
        <table:table-row table:style-name="ro1">
          <table:table-cell office:value-type="string">
            <text:p>wolf13.jpg</text:p>
          </table:table-cell>
          <table:table-cell office:value-type="string">
            <text:p>[“eye”, “nose”, “mouth”, “grey”, “ear”, “teeth”, “whiskers”]</text:p>
          </table:table-cell>
        </table:table-row>
        <table:table-row table:style-name="ro1">
          <table:table-cell office:value-type="string">
            <text:p>wolf14.jpg</text:p>
          </table:table-cell>
          <table:table-cell office:value-type="string">
            <text:p>[“eyes”, “nose”, “beige”, “ears”, “legs”, “tail”]</text:p>
          </table:table-cell>
        </table:table-row>
        <table:table-row table:style-name="ro1">
          <table:table-cell office:value-type="string">
            <text:p>wolf15.jpg</text:p>
          </table:table-cell>
          <table:table-cell office:value-type="string">
            <text:p>[“eyes”, “nose”, “beige”, “mouth”, “ears”, “teeth”, “tongue”, “legs”, “tail”]</text:p>
          </table:table-cell>
        </table:table-row>
        <table:table-row table:style-name="ro1">
          <table:table-cell office:value-type="string">
            <text:p>wolf16.jpg</text:p>
          </table:table-cell>
          <table:table-cell office:value-type="string">
            <text:p>[“eyes”, “nose”, “grey”, “ears”, “legs”]</text:p>
          </table:table-cell>
        </table:table-row>
        <table:table-row table:style-name="ro1">
          <table:table-cell office:value-type="string">
            <text:p>wolf17.jpg</text:p>
          </table:table-cell>
          <table:table-cell office:value-type="string">
            <text:p>[“eyes”, “nose”, “black”, “mouth”, “ears”, “legs”, “tail”]</text:p>
          </table:table-cell>
        </table:table-row>
        <table:table-row table:style-name="ro1">
          <table:table-cell office:value-type="string">
            <text:p>wolf18.jpg</text:p>
          </table:table-cell>
          <table:table-cell office:value-type="string">
            <text:p>[“eye”, “nose”, “white”, “mouth”, “ears”, “teeth”, “whiskers”]</text:p>
          </table:table-cell>
        </table:table-row>
        <table:table-row table:style-name="ro1">
          <table:table-cell office:value-type="string">
            <text:p>wolf19.jpg</text:p>
          </table:table-cell>
          <table:table-cell office:value-type="string">
            <text:p>[“eye”, “nose”, “grey”, “mouth”, “ear”, “legs”, “tail”]</text:p>
          </table:table-cell>
        </table:table-row>
        <table:table-row table:style-name="ro1">
          <table:table-cell office:value-type="string">
            <text:p>wolf20.jpg</text:p>
          </table:table-cell>
          <table:table-cell office:value-type="string">
            <text:p>[“eyes”, “nose”, “white”, “ears”, “legs”, “tail”]</text:p>
          </table:table-cell>
        </table:table-row>
        <table:table-row table:style-name="ro1">
          <table:table-cell office:value-type="string">
            <text:p>wolf21.jpg</text:p>
          </table:table-cell>
          <table:table-cell office:value-type="string">
            <text:p>[“eyes”, “nose”, “grey”, “ears”, “legs”, “tail”]</text:p>
          </table:table-cell>
        </table:table-row>
        <table:table-row table:style-name="ro1">
          <table:table-cell office:value-type="string">
            <text:p>wolf22.jpg</text:p>
          </table:table-cell>
          <table:table-cell office:value-type="string">
            <text:p>[“eyes”, “nose”, “grey”, “ears”, “legs”, “tail”]</text:p>
          </table:table-cell>
        </table:table-row>
        <table:table-row table:style-name="ro1">
          <table:table-cell office:value-type="string">
            <text:p>wolf23.jpg</text:p>
          </table:table-cell>
          <table:table-cell office:value-type="string">
            <text:p>[“eyes”, “nose”, “grey”, “ears”, “tongue”, “teeth”, “whiskers”]</text:p>
          </table:table-cell>
        </table:table-row>
        <table:table-row table:style-name="ro1">
          <table:table-cell office:value-type="string">
            <text:p>wolf24.jpg</text:p>
          </table:table-cell>
          <table:table-cell office:value-type="string">
            <text:p>[“eyes”, “nose”, “grey”, “ears”, “whiskers”]</text:p>
          </table:table-cell>
        </table:table-row>
        <table:table-row table:style-name="ro1">
          <table:table-cell office:value-type="string">
            <text:p>wolf25.jpg</text:p>
          </table:table-cell>
          <table:table-cell office:value-type="string">
            <text:p>[“eye”, “nose”, “grey”, “ears”, “whiskers”]</text:p>
          </table:table-cell>
        </table:table-row>
        <table:table-row table:style-name="ro1">
          <table:table-cell office:value-type="string">
            <text:p>wolf26.jpg</text:p>
          </table:table-cell>
          <table:table-cell office:value-type="string">
            <text:p>[“eyes”, “nose”, “beige”, “ears”, “whiskers”]</text:p>
          </table:table-cell>
        </table:table-row>
        <table:table-row table:style-name="ro1">
          <table:table-cell office:value-type="string">
            <text:p>wolf27.jpg</text:p>
          </table:table-cell>
          <table:table-cell office:value-type="string">
            <text:p>[“eyes”, “nose”, “grey”, “mouth”, “ears”, “whiskers”]</text:p>
          </table:table-cell>
        </table:table-row>
        <table:table-row table:style-name="ro1">
          <table:table-cell office:value-type="string">
            <text:p>wolf28.jpg</text:p>
          </table:table-cell>
          <table:table-cell office:value-type="string">
            <text:p>[“eyes”, “nose”, “grey”, “mouth”, “ears”, “whiskers”]</text:p>
          </table:table-cell>
        </table:table-row>
        <table:table-row table:style-name="ro1">
          <table:table-cell office:value-type="string">
            <text:p>wolf29.jpg</text:p>
          </table:table-cell>
          <table:table-cell office:value-type="string">
            <text:p>[“eye”, “nose”, “beige”, “ear”, “mouth”, “whiskers”]</text:p>
          </table:table-cell>
        </table:table-row>
        <table:table-row table:style-name="ro1">
          <table:table-cell office:value-type="string">
            <text:p>wolf30.jpg</text:p>
          </table:table-cell>
          <table:table-cell office:value-type="string">
            <text:p>[“eyes”, “nose”, “grey”, “ears”, “mouth”]</text:p>
          </table:table-cell>
        </table:table-row>
        <table:table-row table:style-name="ro1">
          <table:table-cell office:value-type="string">
            <text:p>wolf31.jpg</text:p>
          </table:table-cell>
          <table:table-cell office:value-type="string">
            <text:p>[“eyes”, “nose”, “grey”, “ears”, “mouth”, “teeth”, “legs”, “whiskers”]</text:p>
          </table:table-cell>
        </table:table-row>
        <table:table-row table:style-name="ro1">
          <table:table-cell office:value-type="string">
            <text:p>wolf32.jpg</text:p>
          </table:table-cell>
          <table:table-cell office:value-type="string">
            <text:p>[“eyes”, “nose”, “white”,, “ears”, “legs”]</text:p>
          </table:table-cell>
        </table:table-row>
        <table:table-row table:style-name="ro1">
          <table:table-cell office:value-type="string">
            <text:p>wolf33.jpg</text:p>
          </table:table-cell>
          <table:table-cell office:value-type="string">
            <text:p>[“eyes”, “nose”, “orange”, “ears”, “legs”]</text:p>
          </table:table-cell>
        </table:table-row>
        <table:table-row table:style-name="ro1">
          <table:table-cell office:value-type="string">
            <text:p>wolf34.jpg</text:p>
          </table:table-cell>
          <table:table-cell office:value-type="string">
            <text:p>[“eye”, “nose”, “grey”, “ear”, “mouth”, “teeth”, “whiskers”]</text:p>
          </table:table-cell>
        </table:table-row>
        <table:table-row table:style-name="ro1">
          <table:table-cell office:value-type="string">
            <text:p>wolf35.jpg</text:p>
          </table:table-cell>
          <table:table-cell office:value-type="string">
            <text:p>[“eye”, “nose”, “grey”, “ear”, “mouth”, “teeth”, “whiskers”]</text:p>
          </table:table-cell>
        </table:table-row>
        <table:table-row table:style-name="ro1">
          <table:table-cell office:value-type="string">
            <text:p>wolf36.jpg</text:p>
          </table:table-cell>
          <table:table-cell office:value-type="string">
            <text:p>[“eye”, “nose”, “grey”, “ear”, “mouth”, “teeth”, “whiskers”]</text:p>
          </table:table-cell>
        </table:table-row>
        <table:table-row table:style-name="ro1">
          <table:table-cell office:value-type="string">
            <text:p>wolf37.jpg</text:p>
          </table:table-cell>
          <table:table-cell office:value-type="string">
            <text:p>[“eye”, “nose”, “grey”, “ears”, “mouth”, “teeth”, “tongue”, “legs”, “tail”]</text:p>
          </table:table-cell>
        </table:table-row>
        <table:table-row table:style-name="ro1">
          <table:table-cell office:value-type="string">
            <text:p>wolf38.jpg</text:p>
          </table:table-cell>
          <table:table-cell office:value-type="string">
            <text:p>[“eye”, “nose”, “grey”, “ear”, “mouth”, “whiskers”]</text:p>
          </table:table-cell>
        </table:table-row>
        <table:table-row table:style-name="ro1">
          <table:table-cell office:value-type="string">
            <text:p>wolf39.jpg</text:p>
          </table:table-cell>
          <table:table-cell office:value-type="string">
            <text:p>[“eyes”, “nose”, “grey”, “ears”, “mouth”, “whiskers”]</text:p>
          </table:table-cell>
        </table:table-row>
        <table:table-row table:style-name="ro1">
          <table:table-cell office:value-type="string">
            <text:p>wolf40.jpg</text:p>
          </table:table-cell>
          <table:table-cell office:value-type="string">
            <text:p>[“eyes”, “nose”, “grey”, “ears”, “mouth”, “whiskers”, “teeth”, “tongue”]</text:p>
          </table:table-cell>
        </table:table-row>
        <table:table-row table:style-name="ro1">
          <table:table-cell office:value-type="string">
            <text:p>wolf41.jpg</text:p>
          </table:table-cell>
          <table:table-cell office:value-type="string">
            <text:p>[“eyes”, “nose”, “grey”, “ears”, “legs”, “tail”]</text:p>
          </table:table-cell>
        </table:table-row>
        <table:table-row table:style-name="ro1">
          <table:table-cell office:value-type="string">
            <text:p>wolf42.jpg</text:p>
          </table:table-cell>
          <table:table-cell office:value-type="string">
            <text:p>[“eyes”, “nose”, “white”, “ears”, “legs”, “tail”]</text:p>
          </table:table-cell>
        </table:table-row>
        <table:table-row table:style-name="ro1">
          <table:table-cell office:value-type="string">
            <text:p>wolf43.jpg</text:p>
          </table:table-cell>
          <table:table-cell office:value-type="string">
            <text:p>[“eyes”, “nose”, “grey”, “mouth”,“ears”, “legs”, “tail”]</text:p>
          </table:table-cell>
        </table:table-row>
        <table:table-row table:style-name="ro1">
          <table:table-cell office:value-type="string">
            <text:p>wolf44.jpg</text:p>
          </table:table-cell>
          <table:table-cell office:value-type="string">
            <text:p>[“eye”, “nose”, “grey”, “ear”, “mouth”, “teeth”, “legs”, “tail”]</text:p>
          </table:table-cell>
        </table:table-row>
        <table:table-row table:style-name="ro1">
          <table:table-cell office:value-type="string">
            <text:p>wolf45.jpg</text:p>
          </table:table-cell>
          <table:table-cell office:value-type="string">
            <text:p>[“eyes”, “nose”, “grey”, “ears”, “teeth”, “mouth”, “tongue”]</text:p>
          </table:table-cell>
        </table:table-row>
        <table:table-row table:style-name="ro1">
          <table:table-cell office:value-type="string">
            <text:p>wolf46.jpg</text:p>
          </table:table-cell>
          <table:table-cell office:value-type="string">
            <text:p>[“eyes”, “nose”, “grey”, “ears”, “whiskers”, “mouth”]</text:p>
          </table:table-cell>
        </table:table-row>
        <table:table-row table:style-name="ro1">
          <table:table-cell office:value-type="string">
            <text:p>wolf47.jpg</text:p>
          </table:table-cell>
          <table:table-cell office:value-type="string">
            <text:p>[“eye”, “nose”, “grey”, “ears”, “whiskers”, “mouth”]</text:p>
          </table:table-cell>
        </table:table-row>
        <table:table-row table:style-name="ro1">
          <table:table-cell office:value-type="string">
            <text:p>wolf48.jpg</text:p>
          </table:table-cell>
          <table:table-cell office:value-type="string">
            <text:p>[“eye”, “nose”, “grey”, “ear”, “tail”, “mouth”]</text:p>
          </table:table-cell>
        </table:table-row>
        <table:table-row table:style-name="ro1">
          <table:table-cell office:value-type="string">
            <text:p>wolf49.jpg</text:p>
          </table:table-cell>
          <table:table-cell office:value-type="string">
            <text:p>[“eye”, “nose”, “grey”, “ear”, “legs”, “teeth”, “mouth”]</text:p>
          </table:table-cell>
        </table:table-row>
        <table:table-row table:style-name="ro1">
          <table:table-cell office:value-type="string">
            <text:p>wolf50.jpg</text:p>
          </table:table-cell>
          <table:table-cell office:value-type="string">
            <text:p>[“eyes”, “nose”, “grey”, “ears”, “teeth”, “mouth”]</text:p>
          </table:table-cell>
        </table:table-row>
        <table:table-row table:style-name="ro1">
          <table:table-cell office:value-type="string">
            <text:p>wolf51.jpg</text:p>
          </table:table-cell>
          <table:table-cell office:value-type="string">
            <text:p>[“eye”, “nose”, “beige”, “ears”, “tail”, “mouth”, “teeth”, “tongue”, “legs”]</text:p>
          </table:table-cell>
        </table:table-row>
        <table:table-row table:style-name="ro1">
          <table:table-cell office:value-type="string">
            <text:p>wolf52.jpg</text:p>
          </table:table-cell>
          <table:table-cell office:value-type="string">
            <text:p>[“eyes”, “nose”, “orange”, “ears”, “tail”, “mouth”, “legs”]</text:p>
          </table:table-cell>
        </table:table-row>
        <table:table-row table:style-name="ro1">
          <table:table-cell office:value-type="string">
            <text:p>wolf53.jpg</text:p>
          </table:table-cell>
          <table:table-cell office:value-type="string">
            <text:p>[“eyes”, “nose”, “white”, “ears”, “tail”, “mouth”, “legs”]</text:p>
          </table:table-cell>
        </table:table-row>
        <table:table-row table:style-name="ro1">
          <table:table-cell office:value-type="string">
            <text:p>wolf54.jpg</text:p>
          </table:table-cell>
          <table:table-cell office:value-type="string">
            <text:p>[“eyes”, “nose”, “white”, “ear”, “tail”, “mouth”, “teeth”, “legs”]</text:p>
          </table:table-cell>
        </table:table-row>
        <table:table-row table:style-name="ro1">
          <table:table-cell office:value-type="string">
            <text:p>wolf55.jpg</text:p>
          </table:table-cell>
          <table:table-cell office:value-type="string">
            <text:p>[“eyes”, “nose”, “beige”, “ears”, “legs”]</text:p>
          </table:table-cell>
        </table:table-row>
        <table:table-row table:style-name="ro1">
          <table:table-cell office:value-type="string">
            <text:p>wolf56.jpg</text:p>
          </table:table-cell>
          <table:table-cell office:value-type="string">
            <text:p>[“eyes”, “nose”, “white”, “ears”]</text:p>
          </table:table-cell>
        </table:table-row>
        <table:table-row table:style-name="ro1">
          <table:table-cell office:value-type="string">
            <text:p>wolf57.jpg</text:p>
          </table:table-cell>
          <table:table-cell office:value-type="string">
            <text:p>[“eyes”, “nose”, “mouth”, “grey”, “ears”, “whiskers”, “legs”]</text:p>
          </table:table-cell>
        </table:table-row>
        <table:table-row table:style-name="ro1">
          <table:table-cell office:value-type="string">
            <text:p>wolf58.jpg</text:p>
          </table:table-cell>
          <table:table-cell office:value-type="string">
            <text:p>[“eye”, “nose”, “grey”, “mouth”, “ears”, “whiskers”, “tail”, “legs”]</text:p>
          </table:table-cell>
        </table:table-row>
        <table:table-row table:style-name="ro1">
          <table:table-cell office:value-type="string">
            <text:p>wolf59.jpg</text:p>
          </table:table-cell>
          <table:table-cell office:value-type="string">
            <text:p>[“eye”, “nose”, “grey”, “mouth”, “ear”, “legs”]</text:p>
          </table:table-cell>
        </table:table-row>
        <table:table-row table:style-name="ro1">
          <table:table-cell office:value-type="string">
            <text:p>wolf60.jpg</text:p>
          </table:table-cell>
          <table:table-cell office:value-type="string">
            <text:p>[“eye”, “nose”, “grey”, “mouth”, “ear”, “teeth”]</text:p>
          </table:table-cell>
        </table:table-row>
        <table:table-row table:style-name="ro1">
          <table:table-cell office:value-type="string">
            <text:p>wolf61.jpg</text:p>
          </table:table-cell>
          <table:table-cell office:value-type="string">
            <text:p>[“eyes”, “nose”, “grey”, “ears”, “legs”]</text:p>
          </table:table-cell>
        </table:table-row>
        <table:table-row table:style-name="ro1">
          <table:table-cell office:value-type="string">
            <text:p>wolf62.jpg</text:p>
          </table:table-cell>
          <table:table-cell office:value-type="string">
            <text:p>[“eye”, “nose”, “beige”, “ear”, “leg”, “mouth”]</text:p>
          </table:table-cell>
        </table:table-row>
        <table:table-row table:style-name="ro1">
          <table:table-cell office:value-type="string">
            <text:p>wolf63.jpg</text:p>
          </table:table-cell>
          <table:table-cell office:value-type="string">
            <text:p>[“eyes”, “nose”, “beige”, “ears”, “legs”, “tail”]</text:p>
          </table:table-cell>
        </table:table-row>
        <table:table-row table:style-name="ro1">
          <table:table-cell office:value-type="string">
            <text:p>wolf64.jpg</text:p>
          </table:table-cell>
          <table:table-cell office:value-type="string">
            <text:p>[“eye”, “nose”, “beige”, “ears”, “legs”, “mouth”]</text:p>
          </table:table-cell>
        </table:table-row>
        <table:table-row table:style-name="ro1">
          <table:table-cell office:value-type="string">
            <text:p>wolf65.jpg</text:p>
          </table:table-cell>
          <table:table-cell office:value-type="string">
            <text:p>[“eyes”, “nose”, “grey”, “ears”, “mouth”]</text:p>
          </table:table-cell>
        </table:table-row>
        <table:table-row table:style-name="ro1">
          <table:table-cell office:value-type="string">
            <text:p>wolf66.jpg</text:p>
          </table:table-cell>
          <table:table-cell office:value-type="string">
            <text:p>[“eyes”, “nose”, “grey”, “ears”, “legs”]</text:p>
          </table:table-cell>
        </table:table-row>
        <table:table-row table:style-name="ro1">
          <table:table-cell office:value-type="string">
            <text:p>wolf67.jpg</text:p>
          </table:table-cell>
          <table:table-cell office:value-type="string">
            <text:p>[“eyes”, “nose”, “grey”, “mouth”, “ear”, “mouth”, “legs”]</text:p>
          </table:table-cell>
        </table:table-row>
        <table:table-row table:style-name="ro1">
          <table:table-cell office:value-type="string">
            <text:p>wolf68.jpg</text:p>
          </table:table-cell>
          <table:table-cell office:value-type="string">
            <text:p>[“eye”, “nose”, “beige”, “ear”, “tongue”, “teeth”, “legs”, “tail”, “mouth”]</text:p>
          </table:table-cell>
        </table:table-row>
        <table:table-row table:style-name="ro1">
          <table:table-cell office:value-type="string">
            <text:p>wolf69.jpg</text:p>
          </table:table-cell>
          <table:table-cell office:value-type="string">
            <text:p>[“eyes”, “nose”, “beige”, “ears”, “legs”, “tail”, “mouth”]</text:p>
          </table:table-cell>
        </table:table-row>
        <table:table-row table:style-name="ro1">
          <table:table-cell office:value-type="string">
            <text:p>wolf70.jpg</text:p>
          </table:table-cell>
          <table:table-cell office:value-type="string">
            <text:p>[“eyes”, “nose”, “grey”, “ears”, “mouth”]</text:p>
          </table:table-cell>
        </table:table-row>
        <table:table-row table:style-name="ro1">
          <table:table-cell office:value-type="string">
            <text:p>wolf71.jpg</text:p>
          </table:table-cell>
          <table:table-cell office:value-type="string">
            <text:p>[“eyes”, “nose”, “beige”, “ears”, “legs”, “tail”, “mouth”]</text:p>
          </table:table-cell>
        </table:table-row>
        <table:table-row table:style-name="ro1">
          <table:table-cell office:value-type="string">
            <text:p>wolf72.jpg</text:p>
          </table:table-cell>
          <table:table-cell office:value-type="string">
            <text:p>[“eyes”, “nose”, “grey”, “ears”, “legs”, “tail”]</text:p>
          </table:table-cell>
        </table:table-row>
        <table:table-row table:style-name="ro1">
          <table:table-cell office:value-type="string">
            <text:p>wolf73.jpg</text:p>
          </table:table-cell>
          <table:table-cell office:value-type="string">
            <text:p>[“eye”, “nose”, “grey”, “ears”, “legs”, “tail”, “whiskers”, “teeth”, “mouth”]</text:p>
          </table:table-cell>
        </table:table-row>
        <table:table-row table:style-name="ro1">
          <table:table-cell office:value-type="string">
            <text:p>wolf74.jpg</text:p>
          </table:table-cell>
          <table:table-cell office:value-type="string">
            <text:p>[“eye”, “nose”, “beige”, “ears”, “legs”, “tail”, “whiskers”, “mouth”]</text:p>
          </table:table-cell>
        </table:table-row>
        <table:table-row table:style-name="ro1">
          <table:table-cell office:value-type="string">
            <text:p>wolf75.jpg</text:p>
          </table:table-cell>
          <table:table-cell office:value-type="string">
            <text:p>[“eye”, “nose”, “grey”, “ears”, “legs”, “tail”, “whiskers”, “mouth”]</text:p>
          </table:table-cell>
        </table:table-row>
        <table:table-row table:style-name="ro1">
          <table:table-cell office:value-type="string">
            <text:p>wolf76.jpg</text:p>
          </table:table-cell>
          <table:table-cell office:value-type="string">
            <text:p>[“eye”, “nose”, “grey”, “ear”, “teeth”, “mouth”]</text:p>
          </table:table-cell>
        </table:table-row>
        <table:table-row table:style-name="ro1">
          <table:table-cell office:value-type="string">
            <text:p>wolf77.jpg</text:p>
          </table:table-cell>
          <table:table-cell office:value-type="string">
            <text:p>[“eye”, “nose”, “grey”, “ears”, “legs”, “tail”, “whiskers”, “mouth”]</text:p>
          </table:table-cell>
        </table:table-row>
        <table:table-row table:style-name="ro1">
          <table:table-cell office:value-type="string">
            <text:p>wolf78.jpg</text:p>
          </table:table-cell>
          <table:table-cell office:value-type="string">
            <text:p>[“eyes”, “nose”, “grey”, “ears”, “legs”, “tail”, “whiskers”, “mouth”]</text:p>
          </table:table-cell>
        </table:table-row>
        <table:table-row table:style-name="ro1">
          <table:table-cell office:value-type="string">
            <text:p>wolf79.jpg</text:p>
          </table:table-cell>
          <table:table-cell office:value-type="string">
            <text:p>[“eye”, “nose”, “grey”, “ears”, “legs”, “tail”, “whiskers”, “mouth”]</text:p>
          </table:table-cell>
        </table:table-row>
        <table:table-row table:style-name="ro1">
          <table:table-cell office:value-type="string">
            <text:p>wolf80.jpg</text:p>
          </table:table-cell>
          <table:table-cell office:value-type="string">
            <text:p>[“eye”, “nose”, “grey”, “ears”, “legs”, “tail”]</text:p>
          </table:table-cell>
        </table:table-row>
        <table:table-row table:style-name="ro1">
          <table:table-cell office:value-type="string">
            <text:p>wolf81.jpg</text:p>
          </table:table-cell>
          <table:table-cell office:value-type="string">
            <text:p>[“eye”, “nose”, “grey”, “ears”, “legs”, “tail”, “whiskers”, “mouth”]</text:p>
          </table:table-cell>
        </table:table-row>
        <table:table-row table:style-name="ro1">
          <table:table-cell office:value-type="string">
            <text:p>wolf82.jpg</text:p>
          </table:table-cell>
          <table:table-cell office:value-type="string">
            <text:p>[“eye”, “nose”, “beige”, “ear”, “legs”, “tail”, “mouth”]</text:p>
          </table:table-cell>
        </table:table-row>
        <table:table-row table:style-name="ro1">
          <table:table-cell office:value-type="string">
            <text:p>wolf83.jpg</text:p>
          </table:table-cell>
          <table:table-cell office:value-type="string">
            <text:p>[“eyes”, “nose”, “grey”, “ears”, “legs”, “tail”, “whiskers”, “mouth”, “tongue”, “teeth”]</text:p>
          </table:table-cell>
        </table:table-row>
        <table:table-row table:style-name="ro1">
          <table:table-cell office:value-type="string">
            <text:p>wolf84.jpg</text:p>
          </table:table-cell>
          <table:table-cell office:value-type="string">
            <text:p>[“eyes”, “nose”, “grey”, “ears”, “legs”, “tail”, “whiskers”]</text:p>
          </table:table-cell>
        </table:table-row>
        <table:table-row table:style-name="ro1">
          <table:table-cell office:value-type="string">
            <text:p>wolf85.jpg</text:p>
          </table:table-cell>
          <table:table-cell office:value-type="string">
            <text:p>[“eye”, “nose”, “beige”, “ears”, “legs”, “tail”, “whiskers”, “mouth”]</text:p>
          </table:table-cell>
        </table:table-row>
        <table:table-row table:style-name="ro1">
          <table:table-cell office:value-type="string">
            <text:p>wolf86.jpg</text:p>
          </table:table-cell>
          <table:table-cell office:value-type="string">
            <text:p>[“eyes”, “nose”, “grey”, “ears”, “legs”, “teeth”, “tongue”, “whiskers”, “mouth”]</text:p>
          </table:table-cell>
        </table:table-row>
        <table:table-row table:style-name="ro1">
          <table:table-cell office:value-type="string">
            <text:p>wolf87.jpg</text:p>
          </table:table-cell>
          <table:table-cell office:value-type="string">
            <text:p>[“eye”, “nose”, “beige”, “ears”, “legs”, “tail”, “whiskers”, “mouth”]</text:p>
          </table:table-cell>
        </table:table-row>
        <table:table-row table:style-name="ro1">
          <table:table-cell office:value-type="string">
            <text:p>wolf88.jpg</text:p>
          </table:table-cell>
          <table:table-cell office:value-type="string">
            <text:p>[“eyes”, “nose”, “black”, “ears”, “legs”, “tongue”, “mouth”]</text:p>
          </table:table-cell>
        </table:table-row>
        <table:table-row table:style-name="ro1">
          <table:table-cell office:value-type="string">
            <text:p>wolf89.jpg</text:p>
          </table:table-cell>
          <table:table-cell office:value-type="string">
            <text:p>[“eyes”, “nose”, “black”, “ears”, “whiskers”, “teeth”, “mouth”]</text:p>
          </table:table-cell>
        </table:table-row>
        <table:table-row table:style-name="ro1">
          <table:table-cell office:value-type="string">
            <text:p>wolf90.jpg</text:p>
          </table:table-cell>
          <table:table-cell office:value-type="string">
            <text:p>[“eyes”, “nose”, “black”, “ears”, “whiskers”, “teeth”, “mouth”]</text:p>
          </table:table-cell>
        </table:table-row>
        <table:table-row table:style-name="ro1">
          <table:table-cell office:value-type="string">
            <text:p>wolf91.jpg</text:p>
          </table:table-cell>
          <table:table-cell office:value-type="string">
            <text:p>[“eyes”, “nose”, “grey”, “ears”, “legs”, “mouth”]</text:p>
          </table:table-cell>
        </table:table-row>
        <table:table-row table:style-name="ro1">
          <table:table-cell office:value-type="string">
            <text:p>wolf92.jpg</text:p>
          </table:table-cell>
          <table:table-cell office:value-type="string">
            <text:p>[“grey”, “ears”, “legs”, “tail”]</text:p>
          </table:table-cell>
        </table:table-row>
        <table:table-row table:style-name="ro1">
          <table:table-cell office:value-type="string">
            <text:p>wolf93.jpg</text:p>
          </table:table-cell>
          <table:table-cell office:value-type="string">
            <text:p>[“black”, “ears”, “legs”, “tail”]</text:p>
          </table:table-cell>
        </table:table-row>
        <table:table-row table:style-name="ro1">
          <table:table-cell office:value-type="string">
            <text:p>wolf94.jpg</text:p>
          </table:table-cell>
          <table:table-cell office:value-type="string">
            <text:p>[“beige”, “ears”, “legs”, “tail”]</text:p>
          </table:table-cell>
        </table:table-row>
        <table:table-row table:style-name="ro1">
          <table:table-cell office:value-type="string">
            <text:p>wolf95.jpg</text:p>
          </table:table-cell>
          <table:table-cell office:value-type="string">
            <text:p>[“eye”, “nose”, “grey”, “ears”, “legs”, “tail”, “tongue”, “teeth”, “mouth”]</text:p>
          </table:table-cell>
        </table:table-row>
        <table:table-row table:style-name="ro1">
          <table:table-cell office:value-type="string">
            <text:p>wolf96.jpg</text:p>
          </table:table-cell>
          <table:table-cell office:value-type="string">
            <text:p>[“grey”, “ears”, “nose”, “legs”, “tail”]</text:p>
          </table:table-cell>
        </table:table-row>
        <table:table-row table:style-name="ro1">
          <table:table-cell office:value-type="string">
            <text:p>wolf97.jpg</text:p>
          </table:table-cell>
          <table:table-cell office:value-type="string">
            <text:p>[“grey”, “ears”, “mouth”, “legs”, “tail”]</text:p>
          </table:table-cell>
        </table:table-row>
        <table:table-row table:style-name="ro1">
          <table:table-cell office:value-type="string">
            <text:p>wolf98.jpg</text:p>
          </table:table-cell>
          <table:table-cell office:value-type="string">
            <text:p>[“eyes”, “nose”, “grey”, “ears”, “legs”]</text:p>
          </table:table-cell>
        </table:table-row>
        <table:table-row table:style-name="ro1">
          <table:table-cell office:value-type="string">
            <text:p>wolf99.jpg</text:p>
          </table:table-cell>
          <table:table-cell office:value-type="string">
            <text:p>[“eyes”, “nose”, “beige”, “ears”, “legs”, “whiskers”, “tail”, “mouth”]</text:p>
          </table:table-cell>
        </table:table-row>
        <table:table-row table:style-name="ro1">
          <table:table-cell office:value-type="string">
            <text:p>wolf100.jpg</text:p>
          </table:table-cell>
          <table:table-cell office:value-type="string">
            <text:p>[“eyes”, “nose”, “grey”, “ears”, “legs”, “mouth”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10/29/2018</text:date>, <text:time>11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09T08:28:30.32</meta:creation-date>
    <dc:date>2018-10-29T11:09:22.56</dc:date>
    <dc:creator>Akshay Venkatesh</dc:creator>
    <meta:editing-duration>P1DT1H32M51S</meta:editing-duration>
    <meta:editing-cycles>212</meta:editing-cycles>
    <meta:generator>OpenOffice/4.1.3$Win32 OpenOffice.org_project/413m1$Build-9783</meta:generator>
    <meta:document-statistic meta:table-count="3" meta:cell-count="1002" meta:object-count="0"/>
  </office:meta>
</office:document-meta>
</file>